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6217in"/>
    </style:style>
    <style:style style:name="co4" style:family="table-column">
      <style:table-column-properties fo:break-before="auto" style:column-width="1.2299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1.3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te code</text:p>
          </table:table-cell>
          <table:table-cell office:value-type="string" calcext:value-type="string">
            <text:p>Note coe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Cycles/32</text:p>
          </table:table-cell>
          <table:table-cell office:value-type="string" calcext:value-type="string">
            <text:p>real freq.</text:p>
          </table:table-cell>
          <table:table-cell office:value-type="string" calcext:value-type="string">
            <text:p>abs. Error (Hz)</text:p>
          </table:table-cell>
          <table:table-cell office:value-type="string" calcext:value-type="string">
            <text:p>rel. error (%)</text:p>
          </table:table-cell>
          <table:table-cell office:value-type="string" calcext:value-type="string">
            <text:p>TCN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94631" calcext:value-type="float">
            <text:p>1.0594631</text:p>
          </table:table-cell>
          <table:table-cell table:formula="of:=[.C3]/[.B3]" office:value-type="float" office:value="8.66111028914687" calcext:value-type="float">
            <text:p>8.6611102891</text:p>
          </table:table-cell>
          <table:table-cell table:formula="of:=ROUND(16000000/[.C2]; 0)" office:value-type="float" office:value="1847338" calcext:value-type="float">
            <text:p>1847338</text:p>
          </table:table-cell>
          <table:table-cell table:formula="of:=ROUND([.D2]/64)" office:value-type="float" office:value="28865" calcext:value-type="float">
            <text:p>28865</text:p>
          </table:table-cell>
          <table:table-cell table:formula="of:=16000000/(64*[.E2])" office:value-type="float" office:value="8.66100814134765" calcext:value-type="float">
            <text:p>8.6610081413</text:p>
          </table:table-cell>
          <table:table-cell table:formula="of:=[.F2]-[.C2]" office:value-type="float" office:value="-0.00010214779922002" calcext:value-type="float">
            <text:p>-0.0001021478</text:p>
          </table:table-cell>
          <table:table-cell table:formula="of:=[.G2]/[.F2]*100" office:value-type="float" office:value="-0.00117939848979436" calcext:value-type="float">
            <text:p>-0.0011793985</text:p>
          </table:table-cell>
          <table:table-cell table:formula="of:=65535-[.E2]" office:value-type="float" office:value="36670" calcext:value-type="float">
            <text:p>366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94631" calcext:value-type="float">
            <text:p>1.0594631</text:p>
          </table:table-cell>
          <table:table-cell table:formula="of:=[.C4]/[.B4]" office:value-type="float" office:value="9.17612675638144" calcext:value-type="float">
            <text:p>9.1761267564</text:p>
          </table:table-cell>
          <table:table-cell table:formula="of:=ROUND(16000000/[.C3]; 0)" office:value-type="float" office:value="1743655" calcext:value-type="float">
            <text:p>1743655</text:p>
          </table:table-cell>
          <table:table-cell table:formula="of:=ROUND([.D3]/64)" office:value-type="float" office:value="27245" calcext:value-type="float">
            <text:p>27245</text:p>
          </table:table-cell>
          <table:table-cell table:formula="of:=16000000/(64*[.E3])" office:value-type="float" office:value="9.17599559552211" calcext:value-type="float">
            <text:p>9.1759955955</text:p>
          </table:table-cell>
          <table:table-cell table:formula="of:=[.F3]-[.C3]" office:value-type="float" office:value="-0.000131160859329071" calcext:value-type="float">
            <text:p>-0.0001311609</text:p>
          </table:table-cell>
          <table:table-cell table:formula="of:=[.G3]/[.F3]*100" office:value-type="float" office:value="-0.00142939104496822" calcext:value-type="float">
            <text:p>-0.001429391</text:p>
          </table:table-cell>
          <table:table-cell table:formula="of:=65535-[.E3]" office:value-type="float" office:value="38290" calcext:value-type="float">
            <text:p>382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594631" calcext:value-type="float">
            <text:p>1.0594631</text:p>
          </table:table-cell>
          <table:table-cell table:formula="of:=[.C5]/[.B5]" office:value-type="float" office:value="9.72176769930883" calcext:value-type="float">
            <text:p>9.7217676993</text:p>
          </table:table-cell>
          <table:table-cell table:formula="of:=ROUND(16000000/[.C4]; 0)" office:value-type="float" office:value="1645791" calcext:value-type="float">
            <text:p>1645791</text:p>
          </table:table-cell>
          <table:table-cell table:formula="of:=ROUND([.D4]/64)" office:value-type="float" office:value="25715" calcext:value-type="float">
            <text:p>25715</text:p>
          </table:table-cell>
          <table:table-cell table:formula="of:=16000000/(64*[.E4])" office:value-type="float" office:value="9.72195216799533" calcext:value-type="float">
            <text:p>9.721952168</text:p>
          </table:table-cell>
          <table:table-cell table:formula="of:=[.F4]-[.C4]" office:value-type="float" office:value="0.000184468686503791" calcext:value-type="float">
            <text:p>0.0001844687</text:p>
          </table:table-cell>
          <table:table-cell table:formula="of:=[.G4]/[.F4]*100" office:value-type="float" office:value="0.001897444909378" calcext:value-type="float">
            <text:p>0.0018974449</text:p>
          </table:table-cell>
          <table:table-cell table:formula="of:=65535-[.E4]" office:value-type="float" office:value="39820" calcext:value-type="float">
            <text:p>398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594631" calcext:value-type="float">
            <text:p>1.0594631</text:p>
          </table:table-cell>
          <table:table-cell table:formula="of:=[.C6]/[.B6]" office:value-type="float" office:value="10.2998541441896" calcext:value-type="float">
            <text:p>10.2998541442</text:p>
          </table:table-cell>
          <table:table-cell table:formula="of:=ROUND(16000000/[.C5]; 0)" office:value-type="float" office:value="1553420" calcext:value-type="float">
            <text:p>1553420</text:p>
          </table:table-cell>
          <table:table-cell table:formula="of:=ROUND([.D5]/64)" office:value-type="float" office:value="24272" calcext:value-type="float">
            <text:p>24272</text:p>
          </table:table-cell>
          <table:table-cell table:formula="of:=16000000/(64*[.E5])" office:value-type="float" office:value="10.2999340804219" calcext:value-type="float">
            <text:p>10.2999340804</text:p>
          </table:table-cell>
          <table:table-cell table:formula="of:=[.F5]-[.C5]" office:value-type="float" office:value="0.0000799362322840835" calcext:value-type="float">
            <text:p>7.99362322840835E-005</text:p>
          </table:table-cell>
          <table:table-cell table:formula="of:=[.G5]/[.F5]*100" office:value-type="float" office:value="0.00077608489199971" calcext:value-type="float">
            <text:p>0.0007760849</text:p>
          </table:table-cell>
          <table:table-cell table:formula="of:=65535-[.E5]" office:value-type="float" office:value="41263" calcext:value-type="float">
            <text:p>412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594631" calcext:value-type="float">
            <text:p>1.0594631</text:p>
          </table:table-cell>
          <table:table-cell table:formula="of:=[.C7]/[.B7]" office:value-type="float" office:value="10.912315401151" calcext:value-type="float">
            <text:p>10.9123154012</text:p>
          </table:table-cell>
          <table:table-cell table:formula="of:=ROUND(16000000/[.C6]; 0)" office:value-type="float" office:value="1466233" calcext:value-type="float">
            <text:p>1466233</text:p>
          </table:table-cell>
          <table:table-cell table:formula="of:=ROUND([.D6]/64)" office:value-type="float" office:value="22910" calcext:value-type="float">
            <text:p>22910</text:p>
          </table:table-cell>
          <table:table-cell table:formula="of:=16000000/(64*[.E6])" office:value-type="float" office:value="10.9122653862942" calcext:value-type="float">
            <text:p>10.9122653863</text:p>
          </table:table-cell>
          <table:table-cell table:formula="of:=[.F6]-[.C6]" office:value-type="float" office:value="-0.0000500148567681435" calcext:value-type="float">
            <text:p>-5.00148567681435E-005</text:p>
          </table:table-cell>
          <table:table-cell table:formula="of:=[.G6]/[.F6]*100" office:value-type="float" office:value="-0.000458336147423267" calcext:value-type="float">
            <text:p>-0.0004583361</text:p>
          </table:table-cell>
          <table:table-cell table:formula="of:=65535-[.E6]" office:value-type="float" office:value="42625" calcext:value-type="float">
            <text:p>42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594631" calcext:value-type="float">
            <text:p>1.0594631</text:p>
          </table:table-cell>
          <table:table-cell table:formula="of:=[.C8]/[.B8]" office:value-type="float" office:value="11.5611955030811" calcext:value-type="float">
            <text:p>11.5611955031</text:p>
          </table:table-cell>
          <table:table-cell table:formula="of:=ROUND(16000000/[.C7]; 0)" office:value-type="float" office:value="1383940" calcext:value-type="float">
            <text:p>1383940</text:p>
          </table:table-cell>
          <table:table-cell table:formula="of:=ROUND([.D7]/64)" office:value-type="float" office:value="21624" calcext:value-type="float">
            <text:p>21624</text:p>
          </table:table-cell>
          <table:table-cell table:formula="of:=16000000/(64*[.E7])" office:value-type="float" office:value="11.5612282648909" calcext:value-type="float">
            <text:p>11.5612282649</text:p>
          </table:table-cell>
          <table:table-cell table:formula="of:=[.F7]-[.C7]" office:value-type="float" office:value="0.0000327618097184512" calcext:value-type="float">
            <text:p>3.27618097184512E-005</text:p>
          </table:table-cell>
          <table:table-cell table:formula="of:=[.G7]/[.F7]*100" office:value-type="float" office:value="0.000283376549340716" calcext:value-type="float">
            <text:p>0.0002833765</text:p>
          </table:table-cell>
          <table:table-cell table:formula="of:=65535-[.E7]" office:value-type="float" office:value="43911" calcext:value-type="float">
            <text:p>439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594631" calcext:value-type="float">
            <text:p>1.0594631</text:p>
          </table:table-cell>
          <table:table-cell table:formula="of:=[.C9]/[.B9]" office:value-type="float" office:value="12.2486600274004" calcext:value-type="float">
            <text:p>12.2486600274</text:p>
          </table:table-cell>
          <table:table-cell table:formula="of:=ROUND(16000000/[.C8]; 0)" office:value-type="float" office:value="1306265" calcext:value-type="float">
            <text:p>1306265</text:p>
          </table:table-cell>
          <table:table-cell table:formula="of:=ROUND([.D8]/64)" office:value-type="float" office:value="20410" calcext:value-type="float">
            <text:p>20410</text:p>
          </table:table-cell>
          <table:table-cell table:formula="of:=16000000/(64*[.E8])" office:value-type="float" office:value="12.2488975992161" calcext:value-type="float">
            <text:p>12.2488975992</text:p>
          </table:table-cell>
          <table:table-cell table:formula="of:=[.F8]-[.C8]" office:value-type="float" office:value="0.000237571815659976" calcext:value-type="float">
            <text:p>0.0002375718</text:p>
          </table:table-cell>
          <table:table-cell table:formula="of:=[.G8]/[.F8]*100" office:value-type="float" office:value="0.00193953630304804" calcext:value-type="float">
            <text:p>0.0019395363</text:p>
          </table:table-cell>
          <table:table-cell table:formula="of:=65535-[.E8]" office:value-type="float" office:value="45125" calcext:value-type="float">
            <text:p>45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594631" calcext:value-type="float">
            <text:p>1.0594631</text:p>
          </table:table-cell>
          <table:table-cell table:formula="of:=[.C10]/[.B10]" office:value-type="float" office:value="12.9770033234757" calcext:value-type="float">
            <text:p>12.9770033235</text:p>
          </table:table-cell>
          <table:table-cell table:formula="of:=ROUND(16000000/[.C9]; 0)" office:value-type="float" office:value="1232950" calcext:value-type="float">
            <text:p>1232950</text:p>
          </table:table-cell>
          <table:table-cell table:formula="of:=ROUND([.D9]/64)" office:value-type="float" office:value="19265" calcext:value-type="float">
            <text:p>19265</text:p>
          </table:table-cell>
          <table:table-cell table:formula="of:=16000000/(64*[.E9])" office:value-type="float" office:value="12.9769011160135" calcext:value-type="float">
            <text:p>12.976901116</text:p>
          </table:table-cell>
          <table:table-cell table:formula="of:=[.F9]-[.C9]" office:value-type="float" office:value="-0.000102207462228776" calcext:value-type="float">
            <text:p>-0.0001022075</text:p>
          </table:table-cell>
          <table:table-cell table:formula="of:=[.G9]/[.F9]*100" office:value-type="float" office:value="-0.000787610703934948" calcext:value-type="float">
            <text:p>-0.0007876107</text:p>
          </table:table-cell>
          <table:table-cell table:formula="of:=65535-[.E9]" office:value-type="float" office:value="46270" calcext:value-type="float">
            <text:p>462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594631" calcext:value-type="float">
            <text:p>1.0594631</text:p>
          </table:table-cell>
          <table:table-cell table:formula="of:=[.C11]/[.B11]" office:value-type="float" office:value="13.7486561697999" calcext:value-type="float">
            <text:p>13.7486561698</text:p>
          </table:table-cell>
          <table:table-cell table:formula="of:=ROUND(16000000/[.C10]; 0)" office:value-type="float" office:value="1163750" calcext:value-type="float">
            <text:p>1163750</text:p>
          </table:table-cell>
          <table:table-cell table:formula="of:=ROUND([.D10]/64)" office:value-type="float" office:value="18184" calcext:value-type="float">
            <text:p>18184</text:p>
          </table:table-cell>
          <table:table-cell table:formula="of:=16000000/(64*[.E10])" office:value-type="float" office:value="13.7483501979762" calcext:value-type="float">
            <text:p>13.748350198</text:p>
          </table:table-cell>
          <table:table-cell table:formula="of:=[.F10]-[.C10]" office:value-type="float" office:value="-0.000305971823651774" calcext:value-type="float">
            <text:p>-0.0003059718</text:p>
          </table:table-cell>
          <table:table-cell table:formula="of:=[.G10]/[.F10]*100" office:value-type="float" office:value="-0.00222551665651354" calcext:value-type="float">
            <text:p>-0.0022255167</text:p>
          </table:table-cell>
          <table:table-cell table:formula="of:=65535-[.E10]" office:value-type="float" office:value="47351" calcext:value-type="float">
            <text:p>473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594631" calcext:value-type="float">
            <text:p>1.0594631</text:p>
          </table:table-cell>
          <table:table-cell table:formula="of:=[.C12]/[.B12]" office:value-type="float" office:value="14.5661938864903" calcext:value-type="float">
            <text:p>14.5661938865</text:p>
          </table:table-cell>
          <table:table-cell table:formula="of:=ROUND(16000000/[.C11]; 0)" office:value-type="float" office:value="1098434" calcext:value-type="float">
            <text:p>1098434</text:p>
          </table:table-cell>
          <table:table-cell table:formula="of:=ROUND([.D11]/64)" office:value-type="float" office:value="17163" calcext:value-type="float">
            <text:p>17163</text:p>
          </table:table-cell>
          <table:table-cell table:formula="of:=16000000/(64*[.E11])" office:value-type="float" office:value="14.5662180271514" calcext:value-type="float">
            <text:p>14.5662180272</text:p>
          </table:table-cell>
          <table:table-cell table:formula="of:=[.F11]-[.C11]" office:value-type="float" office:value="0.000024140661105676" calcext:value-type="float">
            <text:p>2.4140661105676E-005</text:p>
          </table:table-cell>
          <table:table-cell table:formula="of:=[.G11]/[.F11]*100" office:value-type="float" office:value="0.000165730466622687" calcext:value-type="float">
            <text:p>0.0001657305</text:p>
          </table:table-cell>
          <table:table-cell table:formula="of:=65535-[.E11]" office:value-type="float" office:value="48372" calcext:value-type="float">
            <text:p>483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594631" calcext:value-type="float">
            <text:p>1.0594631</text:p>
          </table:table-cell>
          <table:table-cell table:formula="of:=[.C13]/[.B13]" office:value-type="float" office:value="15.4323449301821" calcext:value-type="float">
            <text:p>15.4323449302</text:p>
          </table:table-cell>
          <table:table-cell table:formula="of:=ROUND(16000000/[.C12]; 0)" office:value-type="float" office:value="1036783" calcext:value-type="float">
            <text:p>1036783</text:p>
          </table:table-cell>
          <table:table-cell table:formula="of:=ROUND([.D12]/64)" office:value-type="float" office:value="16200" calcext:value-type="float">
            <text:p>16200</text:p>
          </table:table-cell>
          <table:table-cell table:formula="of:=16000000/(64*[.E12])" office:value-type="float" office:value="15.4320987654321" calcext:value-type="float">
            <text:p>15.4320987654</text:p>
          </table:table-cell>
          <table:table-cell table:formula="of:=[.F12]-[.C12]" office:value-type="float" office:value="-0.000246164749992062" calcext:value-type="float">
            <text:p>-0.0002461647</text:p>
          </table:table-cell>
          <table:table-cell table:formula="of:=[.G12]/[.F12]*100" office:value-type="float" office:value="-0.00159514757994856" calcext:value-type="float">
            <text:p>-0.0015951476</text:p>
          </table:table-cell>
          <table:table-cell table:formula="of:=65535-[.E12]" office:value-type="float" office:value="49335" calcext:value-type="float">
            <text:p>493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594631" calcext:value-type="float">
            <text:p>1.0594631</text:p>
          </table:table-cell>
          <table:table-cell office:value-type="float" office:value="16.35" calcext:value-type="float">
            <text:p>16.35</text:p>
          </table:table-cell>
          <table:table-cell table:formula="of:=ROUND(16000000/[.C13]; 0)" office:value-type="float" office:value="978593" calcext:value-type="float">
            <text:p>978593</text:p>
          </table:table-cell>
          <table:table-cell table:formula="of:=ROUND([.D13]/64)" office:value-type="float" office:value="15291" calcext:value-type="float">
            <text:p>15291</text:p>
          </table:table-cell>
          <table:table-cell table:formula="of:=16000000/(64*[.E13])" office:value-type="float" office:value="16.3494866261199" calcext:value-type="float">
            <text:p>16.3494866261</text:p>
          </table:table-cell>
          <table:table-cell table:formula="of:=[.F13]-[.C13]" office:value-type="float" office:value="-0.000513373880060897" calcext:value-type="float">
            <text:p>-0.0005133739</text:p>
          </table:table-cell>
          <table:table-cell table:formula="of:=[.G13]/[.F13]*100" office:value-type="float" office:value="-0.00314000000000447" calcext:value-type="float">
            <text:p>-0.00314</text:p>
          </table:table-cell>
          <table:table-cell table:formula="of:=65535-[.E13]" office:value-type="float" office:value="50244" calcext:value-type="float">
            <text:p>502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594631" calcext:value-type="float">
            <text:p>1.0594631</text:p>
          </table:table-cell>
          <table:table-cell table:formula="of:=[.B13]*[.C13]" office:value-type="float" office:value="17.322221685" calcext:value-type="float">
            <text:p>17.322221685</text:p>
          </table:table-cell>
          <table:table-cell table:formula="of:=ROUND(16000000/[.C14]; 0)" office:value-type="float" office:value="923669" calcext:value-type="float">
            <text:p>923669</text:p>
          </table:table-cell>
          <table:table-cell table:formula="of:=ROUND([.D14]/64)" office:value-type="float" office:value="14432" calcext:value-type="float">
            <text:p>14432</text:p>
          </table:table-cell>
          <table:table-cell table:formula="of:=16000000/(64*[.E14])" office:value-type="float" office:value="17.3226164079823" calcext:value-type="float">
            <text:p>17.322616408</text:p>
          </table:table-cell>
          <table:table-cell table:formula="of:=[.F14]-[.C14]" office:value-type="float" office:value="0.000394722982260731" calcext:value-type="float">
            <text:p>0.000394723</text:p>
          </table:table-cell>
          <table:table-cell table:formula="of:=[.G14]/[.F14]*100" office:value-type="float" office:value="0.00227865683199475" calcext:value-type="float">
            <text:p>0.0022786568</text:p>
          </table:table-cell>
          <table:table-cell table:formula="of:=65535-[.E14]" office:value-type="float" office:value="51103" calcext:value-type="float">
            <text:p>511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594631" calcext:value-type="float">
            <text:p>1.0594631</text:p>
          </table:table-cell>
          <table:table-cell table:formula="of:=[.B14]*[.C14]" office:value-type="float" office:value="18.3522546852773" calcext:value-type="float">
            <text:p>18.3522546853</text:p>
          </table:table-cell>
          <table:table-cell table:formula="of:=ROUND(16000000/[.C15]; 0)" office:value-type="float" office:value="871827" calcext:value-type="float">
            <text:p>871827</text:p>
          </table:table-cell>
          <table:table-cell table:formula="of:=ROUND([.D15]/64)" office:value-type="float" office:value="13622" calcext:value-type="float">
            <text:p>13622</text:p>
          </table:table-cell>
          <table:table-cell table:formula="of:=16000000/(64*[.E15])" office:value-type="float" office:value="18.35266480693" calcext:value-type="float">
            <text:p>18.3526648069</text:p>
          </table:table-cell>
          <table:table-cell table:formula="of:=[.F15]-[.C15]" office:value-type="float" office:value="0.000410121652638651" calcext:value-type="float">
            <text:p>0.0004101217</text:p>
          </table:table-cell>
          <table:table-cell table:formula="of:=[.G15]/[.F15]*100" office:value-type="float" office:value="0.00223467086089748" calcext:value-type="float">
            <text:p>0.0022346709</text:p>
          </table:table-cell>
          <table:table-cell table:formula="of:=65535-[.E15]" office:value-type="float" office:value="51913" calcext:value-type="float">
            <text:p>519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594631" calcext:value-type="float">
            <text:p>1.0594631</text:p>
          </table:table-cell>
          <table:table-cell table:formula="of:=[.B15]*[.C15]" office:value-type="float" office:value="19.4435366408534" calcext:value-type="float">
            <text:p>19.4435366409</text:p>
          </table:table-cell>
          <table:table-cell table:formula="of:=ROUND(16000000/[.C16]; 0)" office:value-type="float" office:value="822896" calcext:value-type="float">
            <text:p>822896</text:p>
          </table:table-cell>
          <table:table-cell table:formula="of:=ROUND([.D16]/64)" office:value-type="float" office:value="12858" calcext:value-type="float">
            <text:p>12858</text:p>
          </table:table-cell>
          <table:table-cell table:formula="of:=16000000/(64*[.E16])" office:value-type="float" office:value="19.4431482345621" calcext:value-type="float">
            <text:p>19.4431482346</text:p>
          </table:table-cell>
          <table:table-cell table:formula="of:=[.F16]-[.C16]" office:value-type="float" office:value="-0.000388406291300214" calcext:value-type="float">
            <text:p>-0.0003884063</text:p>
          </table:table-cell>
          <table:table-cell table:formula="of:=[.G16]/[.F16]*100" office:value-type="float" office:value="-0.00199765123741526" calcext:value-type="float">
            <text:p>-0.0019976512</text:p>
          </table:table-cell>
          <table:table-cell table:formula="of:=65535-[.E16]" office:value-type="float" office:value="52677" calcext:value-type="float">
            <text:p>52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594631" calcext:value-type="float">
            <text:p>1.0594631</text:p>
          </table:table-cell>
          <table:table-cell table:formula="of:=[.B16]*[.C16]" office:value-type="float" office:value="20.5997096044822" calcext:value-type="float">
            <text:p>20.5997096045</text:p>
          </table:table-cell>
          <table:table-cell table:formula="of:=ROUND(16000000/[.C17]; 0)" office:value-type="float" office:value="776710" calcext:value-type="float">
            <text:p>776710</text:p>
          </table:table-cell>
          <table:table-cell table:formula="of:=ROUND([.D17]/64)" office:value-type="float" office:value="12136" calcext:value-type="float">
            <text:p>12136</text:p>
          </table:table-cell>
          <table:table-cell table:formula="of:=16000000/(64*[.E17])" office:value-type="float" office:value="20.5998681608438" calcext:value-type="float">
            <text:p>20.5998681608</text:p>
          </table:table-cell>
          <table:table-cell table:formula="of:=[.F17]-[.C17]" office:value-type="float" office:value="0.000158556361594009" calcext:value-type="float">
            <text:p>0.0001585564</text:p>
          </table:table-cell>
          <table:table-cell table:formula="of:=[.G17]/[.F17]*100" office:value-type="float" office:value="0.000769696001721957" calcext:value-type="float">
            <text:p>0.000769696</text:p>
          </table:table-cell>
          <table:table-cell table:formula="of:=65535-[.E17]" office:value-type="float" office:value="53399" calcext:value-type="float">
            <text:p>533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594631" calcext:value-type="float">
            <text:p>1.0594631</text:p>
          </table:table-cell>
          <table:table-cell table:formula="of:=[.B17]*[.C17]" office:value-type="float" office:value="21.8246321966645" calcext:value-type="float">
            <text:p>21.8246321967</text:p>
          </table:table-cell>
          <table:table-cell table:formula="of:=ROUND(16000000/[.C18]; 0)" office:value-type="float" office:value="733117" calcext:value-type="float">
            <text:p>733117</text:p>
          </table:table-cell>
          <table:table-cell table:formula="of:=ROUND([.D18]/64)" office:value-type="float" office:value="11455" calcext:value-type="float">
            <text:p>11455</text:p>
          </table:table-cell>
          <table:table-cell table:formula="of:=16000000/(64*[.E18])" office:value-type="float" office:value="21.8245307725884" calcext:value-type="float">
            <text:p>21.8245307726</text:p>
          </table:table-cell>
          <table:table-cell table:formula="of:=[.F18]-[.C18]" office:value-type="float" office:value="-0.000101424076071055" calcext:value-type="float">
            <text:p>-0.0001014241</text:p>
          </table:table-cell>
          <table:table-cell table:formula="of:=[.G18]/[.F18]*100" office:value-type="float" office:value="-0.000464725116557574" calcext:value-type="float">
            <text:p>-0.0004647251</text:p>
          </table:table-cell>
          <table:table-cell table:formula="of:=65535-[.E18]" office:value-type="float" office:value="54080" calcext:value-type="float">
            <text:p>540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594631" calcext:value-type="float">
            <text:p>1.0594631</text:p>
          </table:table-cell>
          <table:table-cell table:formula="of:=[.B18]*[.C18]" office:value-type="float" office:value="23.1223924834379" calcext:value-type="float">
            <text:p>23.1223924834</text:p>
          </table:table-cell>
          <table:table-cell table:formula="of:=ROUND(16000000/[.C19]; 0)" office:value-type="float" office:value="691970" calcext:value-type="float">
            <text:p>691970</text:p>
          </table:table-cell>
          <table:table-cell table:formula="of:=ROUND([.D19]/64)" office:value-type="float" office:value="10812" calcext:value-type="float">
            <text:p>10812</text:p>
          </table:table-cell>
          <table:table-cell table:formula="of:=16000000/(64*[.E19])" office:value-type="float" office:value="23.1224565297817" calcext:value-type="float">
            <text:p>23.1224565298</text:p>
          </table:table-cell>
          <table:table-cell table:formula="of:=[.F19]-[.C19]" office:value-type="float" office:value="0.0000640463437839855" calcext:value-type="float">
            <text:p>6.40463437839855E-005</text:p>
          </table:table-cell>
          <table:table-cell table:formula="of:=[.G19]/[.F19]*100" office:value-type="float" office:value="0.000276987627596981" calcext:value-type="float">
            <text:p>0.0002769876</text:p>
          </table:table-cell>
          <table:table-cell table:formula="of:=65535-[.E19]" office:value-type="float" office:value="54723" calcext:value-type="float">
            <text:p>547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594631" calcext:value-type="float">
            <text:p>1.0594631</text:p>
          </table:table-cell>
          <table:table-cell table:formula="of:=[.B19]*[.C19]" office:value-type="float" office:value="24.4973216199199" calcext:value-type="float">
            <text:p>24.4973216199</text:p>
          </table:table-cell>
          <table:table-cell table:formula="of:=ROUND(16000000/[.C20]; 0)" office:value-type="float" office:value="653133" calcext:value-type="float">
            <text:p>653133</text:p>
          </table:table-cell>
          <table:table-cell table:formula="of:=ROUND([.D20]/64)" office:value-type="float" office:value="10205" calcext:value-type="float">
            <text:p>10205</text:p>
          </table:table-cell>
          <table:table-cell table:formula="of:=16000000/(64*[.E20])" office:value-type="float" office:value="24.4977951984321" calcext:value-type="float">
            <text:p>24.4977951984</text:p>
          </table:table-cell>
          <table:table-cell table:formula="of:=[.F20]-[.C20]" office:value-type="float" office:value="0.000473578512277584" calcext:value-type="float">
            <text:p>0.0004735785</text:p>
          </table:table-cell>
          <table:table-cell table:formula="of:=[.G20]/[.F20]*100" office:value-type="float" office:value="0.0019331474871171" calcext:value-type="float">
            <text:p>0.0019331475</text:p>
          </table:table-cell>
          <table:table-cell table:formula="of:=65535-[.E20]" office:value-type="float" office:value="55330" calcext:value-type="float">
            <text:p>553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594631" calcext:value-type="float">
            <text:p>1.0594631</text:p>
          </table:table-cell>
          <table:table-cell table:formula="of:=[.B20]*[.C20]" office:value-type="float" office:value="25.9540083051373" calcext:value-type="float">
            <text:p>25.9540083051</text:p>
          </table:table-cell>
          <table:table-cell table:formula="of:=ROUND(16000000/[.C21]; 0)" office:value-type="float" office:value="616475" calcext:value-type="float">
            <text:p>616475</text:p>
          </table:table-cell>
          <table:table-cell table:formula="of:=ROUND([.D21]/64)" office:value-type="float" office:value="9632" calcext:value-type="float">
            <text:p>9632</text:p>
          </table:table-cell>
          <table:table-cell table:formula="of:=16000000/(64*[.E21])" office:value-type="float" office:value="25.9551495016611" calcext:value-type="float">
            <text:p>25.9551495017</text:p>
          </table:table-cell>
          <table:table-cell table:formula="of:=[.F21]-[.C21]" office:value-type="float" office:value="0.00114119652380751" calcext:value-type="float">
            <text:p>0.0011411965</text:p>
          </table:table-cell>
          <table:table-cell table:formula="of:=[.G21]/[.F21]*100" office:value-type="float" office:value="0.00439680196692557" calcext:value-type="float">
            <text:p>0.004396802</text:p>
          </table:table-cell>
          <table:table-cell table:formula="of:=65535-[.E21]" office:value-type="float" office:value="55903" calcext:value-type="float">
            <text:p>559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594631" calcext:value-type="float">
            <text:p>1.0594631</text:p>
          </table:table-cell>
          <table:table-cell table:formula="of:=[.B21]*[.C21]" office:value-type="float" office:value="27.4973140963865" calcext:value-type="float">
            <text:p>27.4973140964</text:p>
          </table:table-cell>
          <table:table-cell table:formula="of:=ROUND(16000000/[.C22]; 0)" office:value-type="float" office:value="581875" calcext:value-type="float">
            <text:p>581875</text:p>
          </table:table-cell>
          <table:table-cell table:formula="of:=ROUND([.D22]/64)" office:value-type="float" office:value="9092" calcext:value-type="float">
            <text:p>9092</text:p>
          </table:table-cell>
          <table:table-cell table:formula="of:=16000000/(64*[.E22])" office:value-type="float" office:value="27.4967003959525" calcext:value-type="float">
            <text:p>27.496700396</text:p>
          </table:table-cell>
          <table:table-cell table:formula="of:=[.F22]-[.C22]" office:value-type="float" office:value="-0.00061370043404807" calcext:value-type="float">
            <text:p>-0.0006137004</text:p>
          </table:table-cell>
          <table:table-cell table:formula="of:=[.G22]/[.F22]*100" office:value-type="float" office:value="-0.00223190573854602" calcext:value-type="float">
            <text:p>-0.0022319057</text:p>
          </table:table-cell>
          <table:table-cell table:formula="of:=65535-[.E22]" office:value-type="float" office:value="56443" calcext:value-type="float">
            <text:p>564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594631" calcext:value-type="float">
            <text:p>1.0594631</text:p>
          </table:table-cell>
          <table:table-cell table:formula="of:=[.B22]*[.C22]" office:value-type="float" office:value="29.1323896342314" calcext:value-type="float">
            <text:p>29.1323896342</text:p>
          </table:table-cell>
          <table:table-cell table:formula="of:=ROUND(16000000/[.C23]; 0)" office:value-type="float" office:value="549217" calcext:value-type="float">
            <text:p>549217</text:p>
          </table:table-cell>
          <table:table-cell table:formula="of:=ROUND([.D23]/64)" office:value-type="float" office:value="8582" calcext:value-type="float">
            <text:p>8582</text:p>
          </table:table-cell>
          <table:table-cell table:formula="of:=16000000/(64*[.E23])" office:value-type="float" office:value="29.1307387555348" calcext:value-type="float">
            <text:p>29.1307387555</text:p>
          </table:table-cell>
          <table:table-cell table:formula="of:=[.F23]-[.C23]" office:value-type="float" office:value="-0.00165087869654101" calcext:value-type="float">
            <text:p>-0.0016508787</text:p>
          </table:table-cell>
          <table:table-cell table:formula="of:=[.G23]/[.F23]*100" office:value-type="float" office:value="-0.00566713638948599" calcext:value-type="float">
            <text:p>-0.0056671364</text:p>
          </table:table-cell>
          <table:table-cell table:formula="of:=65535-[.E23]" office:value-type="float" office:value="56953" calcext:value-type="float">
            <text:p>569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594631" calcext:value-type="float">
            <text:p>1.0594631</text:p>
          </table:table-cell>
          <table:table-cell table:formula="of:=[.B23]*[.C23]" office:value-type="float" office:value="30.8646918322906" calcext:value-type="float">
            <text:p>30.8646918323</text:p>
          </table:table-cell>
          <table:table-cell table:formula="of:=ROUND(16000000/[.C24]; 0)" office:value-type="float" office:value="518392" calcext:value-type="float">
            <text:p>518392</text:p>
          </table:table-cell>
          <table:table-cell table:formula="of:=ROUND([.D24]/64)" office:value-type="float" office:value="8100" calcext:value-type="float">
            <text:p>8100</text:p>
          </table:table-cell>
          <table:table-cell table:formula="of:=16000000/(64*[.E24])" office:value-type="float" office:value="30.8641975308642" calcext:value-type="float">
            <text:p>30.8641975309</text:p>
          </table:table-cell>
          <table:table-cell table:formula="of:=[.F24]-[.C24]" office:value-type="float" office:value="-0.000494301426449795" calcext:value-type="float">
            <text:p>-0.0004943014</text:p>
          </table:table-cell>
          <table:table-cell table:formula="of:=[.G24]/[.F24]*100" office:value-type="float" office:value="-0.00160153662169734" calcext:value-type="float">
            <text:p>-0.0016015366</text:p>
          </table:table-cell>
          <table:table-cell table:formula="of:=65535-[.E24]" office:value-type="float" office:value="57435" calcext:value-type="float">
            <text:p>574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594631" calcext:value-type="float">
            <text:p>1.0594631</text:p>
          </table:table-cell>
          <table:table-cell table:formula="of:=[.B24]*[.C24]" office:value-type="float" office:value="32.7000020891833" calcext:value-type="float">
            <text:p>32.7000020892</text:p>
          </table:table-cell>
          <table:table-cell table:formula="of:=ROUND(16000000/[.C25]; 0)" office:value-type="float" office:value="489297" calcext:value-type="float">
            <text:p>489297</text:p>
          </table:table-cell>
          <table:table-cell table:formula="of:=ROUND([.D25]/64)" office:value-type="float" office:value="7645" calcext:value-type="float">
            <text:p>7645</text:p>
          </table:table-cell>
          <table:table-cell table:formula="of:=16000000/(64*[.E25])" office:value-type="float" office:value="32.7011118378025" calcext:value-type="float">
            <text:p>32.7011118378</text:p>
          </table:table-cell>
          <table:table-cell table:formula="of:=[.F25]-[.C25]" office:value-type="float" office:value="0.00110974861915736" calcext:value-type="float">
            <text:p>0.0011097486</text:p>
          </table:table-cell>
          <table:table-cell table:formula="of:=[.G25]/[.F25]*100" office:value-type="float" office:value="0.0033936112773832" calcext:value-type="float">
            <text:p>0.0033936113</text:p>
          </table:table-cell>
          <table:table-cell table:formula="of:=65535-[.E25]" office:value-type="float" office:value="57890" calcext:value-type="float">
            <text:p>578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594631" calcext:value-type="float">
            <text:p>1.0594631</text:p>
          </table:table-cell>
          <table:table-cell table:formula="of:=[.B25]*[.C25]" office:value-type="float" office:value="34.6444455834126" calcext:value-type="float">
            <text:p>34.6444455834</text:p>
          </table:table-cell>
          <table:table-cell table:formula="of:=ROUND(16000000/[.C26]; 0)" office:value-type="float" office:value="461834" calcext:value-type="float">
            <text:p>461834</text:p>
          </table:table-cell>
          <table:table-cell table:formula="of:=ROUND([.D26]/64)" office:value-type="float" office:value="7216" calcext:value-type="float">
            <text:p>7216</text:p>
          </table:table-cell>
          <table:table-cell table:formula="of:=16000000/(64*[.E26])" office:value-type="float" office:value="34.6452328159645" calcext:value-type="float">
            <text:p>34.645232816</text:p>
          </table:table-cell>
          <table:table-cell table:formula="of:=[.F26]-[.C26]" office:value-type="float" office:value="0.000787232551878958" calcext:value-type="float">
            <text:p>0.0007872326</text:p>
          </table:table-cell>
          <table:table-cell table:formula="of:=[.G26]/[.F26]*100" office:value-type="float" office:value="0.00227226803774342" calcext:value-type="float">
            <text:p>0.002272268</text:p>
          </table:table-cell>
          <table:table-cell table:formula="of:=65535-[.E26]" office:value-type="float" office:value="58319" calcext:value-type="float">
            <text:p>583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594631" calcext:value-type="float">
            <text:p>1.0594631</text:p>
          </table:table-cell>
          <table:table-cell table:formula="of:=[.B26]*[.C26]" office:value-type="float" office:value="36.7045117155837" calcext:value-type="float">
            <text:p>36.7045117156</text:p>
          </table:table-cell>
          <table:table-cell table:formula="of:=ROUND(16000000/[.C27]; 0)" office:value-type="float" office:value="435914" calcext:value-type="float">
            <text:p>435914</text:p>
          </table:table-cell>
          <table:table-cell table:formula="of:=ROUND([.D27]/64)" office:value-type="float" office:value="6811" calcext:value-type="float">
            <text:p>6811</text:p>
          </table:table-cell>
          <table:table-cell table:formula="of:=16000000/(64*[.E27])" office:value-type="float" office:value="36.7053296138599" calcext:value-type="float">
            <text:p>36.7053296139</text:p>
          </table:table-cell>
          <table:table-cell table:formula="of:=[.F27]-[.C27]" office:value-type="float" office:value="0.000817898276253004" calcext:value-type="float">
            <text:p>0.0008178983</text:p>
          </table:table-cell>
          <table:table-cell table:formula="of:=[.G27]/[.F27]*100" office:value-type="float" office:value="0.00222828206382368" calcext:value-type="float">
            <text:p>0.0022282821</text:p>
          </table:table-cell>
          <table:table-cell table:formula="of:=65535-[.E27]" office:value-type="float" office:value="58724" calcext:value-type="float">
            <text:p>587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594631" calcext:value-type="float">
            <text:p>1.0594631</text:p>
          </table:table-cell>
          <table:table-cell table:formula="of:=[.B27]*[.C27]" office:value-type="float" office:value="38.8870757661786" calcext:value-type="float">
            <text:p>38.8870757662</text:p>
          </table:table-cell>
          <table:table-cell table:formula="of:=ROUND(16000000/[.C28]; 0)" office:value-type="float" office:value="411448" calcext:value-type="float">
            <text:p>411448</text:p>
          </table:table-cell>
          <table:table-cell table:formula="of:=ROUND([.D28]/64)" office:value-type="float" office:value="6429" calcext:value-type="float">
            <text:p>6429</text:p>
          </table:table-cell>
          <table:table-cell table:formula="of:=16000000/(64*[.E28])" office:value-type="float" office:value="38.8862964691243" calcext:value-type="float">
            <text:p>38.8862964691</text:p>
          </table:table-cell>
          <table:table-cell table:formula="of:=[.F28]-[.C28]" office:value-type="float" office:value="-0.000779297054322115" calcext:value-type="float">
            <text:p>-0.0007792971</text:p>
          </table:table-cell>
          <table:table-cell table:formula="of:=[.G28]/[.F28]*100" office:value-type="float" office:value="-0.00200404030489475" calcext:value-type="float">
            <text:p>-0.0020040403</text:p>
          </table:table-cell>
          <table:table-cell table:formula="of:=65535-[.E28]" office:value-type="float" office:value="59106" calcext:value-type="float">
            <text:p>591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594631" calcext:value-type="float">
            <text:p>1.0594631</text:p>
          </table:table-cell>
          <table:table-cell table:formula="of:=[.B28]*[.C28]" office:value-type="float" office:value="41.1994218411705" calcext:value-type="float">
            <text:p>41.1994218412</text:p>
          </table:table-cell>
          <table:table-cell table:formula="of:=ROUND(16000000/[.C29]; 0)" office:value-type="float" office:value="388355" calcext:value-type="float">
            <text:p>388355</text:p>
          </table:table-cell>
          <table:table-cell table:formula="of:=ROUND([.D29]/64)" office:value-type="float" office:value="6068" calcext:value-type="float">
            <text:p>6068</text:p>
          </table:table-cell>
          <table:table-cell table:formula="of:=16000000/(64*[.E29])" office:value-type="float" office:value="41.1997363216875" calcext:value-type="float">
            <text:p>41.1997363217</text:p>
          </table:table-cell>
          <table:table-cell table:formula="of:=[.F29]-[.C29]" office:value-type="float" office:value="0.000314480517076277" calcext:value-type="float">
            <text:p>0.0003144805</text:p>
          </table:table-cell>
          <table:table-cell table:formula="of:=[.G29]/[.F29]*100" office:value-type="float" office:value="0.000763307111047538" calcext:value-type="float">
            <text:p>0.0007633071</text:p>
          </table:table-cell>
          <table:table-cell table:formula="of:=65535-[.E29]" office:value-type="float" office:value="59467" calcext:value-type="float">
            <text:p>594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0594631" calcext:value-type="float">
            <text:p>1.0594631</text:p>
          </table:table-cell>
          <table:table-cell table:formula="of:=[.B29]*[.C29]" office:value-type="float" office:value="43.6492671820542" calcext:value-type="float">
            <text:p>43.6492671821</text:p>
          </table:table-cell>
          <table:table-cell table:formula="of:=ROUND(16000000/[.C30]; 0)" office:value-type="float" office:value="366558" calcext:value-type="float">
            <text:p>366558</text:p>
          </table:table-cell>
          <table:table-cell table:formula="of:=ROUND([.D30]/64)" office:value-type="float" office:value="5727" calcext:value-type="float">
            <text:p>5727</text:p>
          </table:table-cell>
          <table:table-cell table:formula="of:=16000000/(64*[.E30])" office:value-type="float" office:value="43.6528723590012" calcext:value-type="float">
            <text:p>43.652872359</text:p>
          </table:table-cell>
          <table:table-cell table:formula="of:=[.F30]-[.C30]" office:value-type="float" office:value="0.00360517694705464" calcext:value-type="float">
            <text:p>0.0036051769</text:p>
          </table:table-cell>
          <table:table-cell table:formula="of:=[.G30]/[.F30]*100" office:value-type="float" office:value="0.00825873935031278" calcext:value-type="float">
            <text:p>0.0082587394</text:p>
          </table:table-cell>
          <table:table-cell table:formula="of:=65535-[.E30]" office:value-type="float" office:value="59808" calcext:value-type="float">
            <text:p>598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594631" calcext:value-type="float">
            <text:p>1.0594631</text:p>
          </table:table-cell>
          <table:table-cell table:formula="of:=[.B30]*[.C30]" office:value-type="float" office:value="46.2447879214274" calcext:value-type="float">
            <text:p>46.2447879214</text:p>
          </table:table-cell>
          <table:table-cell table:formula="of:=ROUND(16000000/[.C31]; 0)" office:value-type="float" office:value="345985" calcext:value-type="float">
            <text:p>345985</text:p>
          </table:table-cell>
          <table:table-cell table:formula="of:=ROUND([.D31]/64)" office:value-type="float" office:value="5406" calcext:value-type="float">
            <text:p>5406</text:p>
          </table:table-cell>
          <table:table-cell table:formula="of:=16000000/(64*[.E31])" office:value-type="float" office:value="46.2449130595635" calcext:value-type="float">
            <text:p>46.2449130596</text:p>
          </table:table-cell>
          <table:table-cell table:formula="of:=[.F31]-[.C31]" office:value-type="float" office:value="0.000125138136077396" calcext:value-type="float">
            <text:p>0.0001251381</text:p>
          </table:table-cell>
          <table:table-cell table:formula="of:=[.G31]/[.F31]*100" office:value-type="float" office:value="0.000270598705453762" calcext:value-type="float">
            <text:p>0.0002705987</text:p>
          </table:table-cell>
          <table:table-cell table:formula="of:=65535-[.E31]" office:value-type="float" office:value="60129" calcext:value-type="float">
            <text:p>601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594631" calcext:value-type="float">
            <text:p>1.0594631</text:p>
          </table:table-cell>
          <table:table-cell table:formula="of:=[.B31]*[.C31]" office:value-type="float" office:value="48.994646370078" calcext:value-type="float">
            <text:p>48.9946463701</text:p>
          </table:table-cell>
          <table:table-cell table:formula="of:=ROUND(16000000/[.C32]; 0)" office:value-type="float" office:value="326566" calcext:value-type="float">
            <text:p>326566</text:p>
          </table:table-cell>
          <table:table-cell table:formula="of:=ROUND([.D32]/64)" office:value-type="float" office:value="5103" calcext:value-type="float">
            <text:p>5103</text:p>
          </table:table-cell>
          <table:table-cell table:formula="of:=16000000/(64*[.E32])" office:value-type="float" office:value="48.9907897315305" calcext:value-type="float">
            <text:p>48.9907897315</text:p>
          </table:table-cell>
          <table:table-cell table:formula="of:=[.F32]-[.C32]" office:value-type="float" office:value="-0.00385663854753915" calcext:value-type="float">
            <text:p>-0.0038566385</text:p>
          </table:table-cell>
          <table:table-cell table:formula="of:=[.G32]/[.F32]*100" office:value-type="float" office:value="-0.00787217060323691" calcext:value-type="float">
            <text:p>-0.0078721706</text:p>
          </table:table-cell>
          <table:table-cell table:formula="of:=65535-[.E32]" office:value-type="float" office:value="60432" calcext:value-type="float">
            <text:p>604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594631" calcext:value-type="float">
            <text:p>1.0594631</text:p>
          </table:table-cell>
          <table:table-cell table:formula="of:=[.B32]*[.C32]" office:value-type="float" office:value="51.9080199266466" calcext:value-type="float">
            <text:p>51.9080199266</text:p>
          </table:table-cell>
          <table:table-cell table:formula="of:=ROUND(16000000/[.C33]; 0)" office:value-type="float" office:value="308238" calcext:value-type="float">
            <text:p>308238</text:p>
          </table:table-cell>
          <table:table-cell table:formula="of:=ROUND([.D33]/64)" office:value-type="float" office:value="4816" calcext:value-type="float">
            <text:p>4816</text:p>
          </table:table-cell>
          <table:table-cell table:formula="of:=16000000/(64*[.E33])" office:value-type="float" office:value="51.9102990033223" calcext:value-type="float">
            <text:p>51.9102990033</text:p>
          </table:table-cell>
          <table:table-cell table:formula="of:=[.F33]-[.C33]" office:value-type="float" office:value="0.00227907667565574" calcext:value-type="float">
            <text:p>0.0022790767</text:p>
          </table:table-cell>
          <table:table-cell table:formula="of:=[.G33]/[.F33]*100" office:value-type="float" office:value="0.00439041330798323" calcext:value-type="float">
            <text:p>0.0043904133</text:p>
          </table:table-cell>
          <table:table-cell table:formula="of:=65535-[.E33]" office:value-type="float" office:value="60719" calcext:value-type="float">
            <text:p>607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0594631" calcext:value-type="float">
            <text:p>1.0594631</text:p>
          </table:table-cell>
          <table:table-cell table:formula="of:=[.B33]*[.C33]" office:value-type="float" office:value="54.9946317063468" calcext:value-type="float">
            <text:p>54.9946317063</text:p>
          </table:table-cell>
          <table:table-cell table:formula="of:=ROUND(16000000/[.C34]; 0)" office:value-type="float" office:value="290937" calcext:value-type="float">
            <text:p>290937</text:p>
          </table:table-cell>
          <table:table-cell table:formula="of:=ROUND([.D34]/64)" office:value-type="float" office:value="4546" calcext:value-type="float">
            <text:p>4546</text:p>
          </table:table-cell>
          <table:table-cell table:formula="of:=16000000/(64*[.E34])" office:value-type="float" office:value="54.993400791905" calcext:value-type="float">
            <text:p>54.9934007919</text:p>
          </table:table-cell>
          <table:table-cell table:formula="of:=[.F34]-[.C34]" office:value-type="float" office:value="-0.00123091444181256" calcext:value-type="float">
            <text:p>-0.0012309144</text:p>
          </table:table-cell>
          <table:table-cell table:formula="of:=[.G34]/[.F34]*100" office:value-type="float" office:value="-0.00223829482099196" calcext:value-type="float">
            <text:p>-0.0022382948</text:p>
          </table:table-cell>
          <table:table-cell table:formula="of:=65535-[.E34]" office:value-type="float" office:value="60989" calcext:value-type="float">
            <text:p>609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594631" calcext:value-type="float">
            <text:p>1.0594631</text:p>
          </table:table-cell>
          <table:table-cell table:formula="of:=[.B34]*[.C34]" office:value-type="float" office:value="58.2647829909645" calcext:value-type="float">
            <text:p>58.264782991</text:p>
          </table:table-cell>
          <table:table-cell table:formula="of:=ROUND(16000000/[.C35]; 0)" office:value-type="float" office:value="274608" calcext:value-type="float">
            <text:p>274608</text:p>
          </table:table-cell>
          <table:table-cell table:formula="of:=ROUND([.D35]/64)" office:value-type="float" office:value="4291" calcext:value-type="float">
            <text:p>4291</text:p>
          </table:table-cell>
          <table:table-cell table:formula="of:=16000000/(64*[.E35])" office:value-type="float" office:value="58.2614775110697" calcext:value-type="float">
            <text:p>58.2614775111</text:p>
          </table:table-cell>
          <table:table-cell table:formula="of:=[.F35]-[.C35]" office:value-type="float" office:value="-0.00330547989478447" calcext:value-type="float">
            <text:p>-0.0033054799</text:p>
          </table:table-cell>
          <table:table-cell table:formula="of:=[.G35]/[.F35]*100" office:value-type="float" office:value="-0.00567352569140806" calcext:value-type="float">
            <text:p>-0.0056735257</text:p>
          </table:table-cell>
          <table:table-cell table:formula="of:=65535-[.E35]" office:value-type="float" office:value="61244" calcext:value-type="float">
            <text:p>612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594631" calcext:value-type="float">
            <text:p>1.0594631</text:p>
          </table:table-cell>
          <table:table-cell table:formula="of:=[.B35]*[.C35]" office:value-type="float" office:value="61.7293876084345" calcext:value-type="float">
            <text:p>61.7293876084</text:p>
          </table:table-cell>
          <table:table-cell table:formula="of:=ROUND(16000000/[.C36]; 0)" office:value-type="float" office:value="259196" calcext:value-type="float">
            <text:p>259196</text:p>
          </table:table-cell>
          <table:table-cell table:formula="of:=ROUND([.D36]/64)" office:value-type="float" office:value="4050" calcext:value-type="float">
            <text:p>4050</text:p>
          </table:table-cell>
          <table:table-cell table:formula="of:=16000000/(64*[.E36])" office:value-type="float" office:value="61.7283950617284" calcext:value-type="float">
            <text:p>61.7283950617</text:p>
          </table:table-cell>
          <table:table-cell table:formula="of:=[.F36]-[.C36]" office:value-type="float" office:value="-0.000992546706093833" calcext:value-type="float">
            <text:p>-0.0009925467</text:p>
          </table:table-cell>
          <table:table-cell table:formula="of:=[.G36]/[.F36]*100" office:value-type="float" office:value="-0.00160792566387201" calcext:value-type="float">
            <text:p>-0.0016079257</text:p>
          </table:table-cell>
          <table:table-cell table:formula="of:=65535-[.E36]" office:value-type="float" office:value="61485" calcext:value-type="float">
            <text:p>614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0594631" calcext:value-type="float">
            <text:p>1.0594631</text:p>
          </table:table-cell>
          <table:table-cell table:formula="of:=[.B36]*[.C36]" office:value-type="float" office:value="65.4000083567336" calcext:value-type="float">
            <text:p>65.4000083567</text:p>
          </table:table-cell>
          <table:table-cell table:formula="of:=ROUND(16000000/[.C37]; 0)" office:value-type="float" office:value="244648" calcext:value-type="float">
            <text:p>244648</text:p>
          </table:table-cell>
          <table:table-cell table:formula="of:=ROUND([.D37]/64)" office:value-type="float" office:value="3823" calcext:value-type="float">
            <text:p>3823</text:p>
          </table:table-cell>
          <table:table-cell table:formula="of:=16000000/(64*[.E37])" office:value-type="float" office:value="65.3936698927544" calcext:value-type="float">
            <text:p>65.3936698928</text:p>
          </table:table-cell>
          <table:table-cell table:formula="of:=[.F37]-[.C37]" office:value-type="float" office:value="-0.006338463979219" calcext:value-type="float">
            <text:p>-0.006338464</text:p>
          </table:table-cell>
          <table:table-cell table:formula="of:=[.G37]/[.F37]*100" office:value-type="float" office:value="-0.0096927791170217" calcext:value-type="float">
            <text:p>-0.0096927791</text:p>
          </table:table-cell>
          <table:table-cell table:formula="of:=65535-[.E37]" office:value-type="float" office:value="61712" calcext:value-type="float">
            <text:p>617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0594631" calcext:value-type="float">
            <text:p>1.0594631</text:p>
          </table:table-cell>
          <table:table-cell table:formula="of:=[.B37]*[.C37]" office:value-type="float" office:value="69.2888955936509" calcext:value-type="float">
            <text:p>69.2888955937</text:p>
          </table:table-cell>
          <table:table-cell table:formula="of:=ROUND(16000000/[.C38]; 0)" office:value-type="float" office:value="230917" calcext:value-type="float">
            <text:p>230917</text:p>
          </table:table-cell>
          <table:table-cell table:formula="of:=ROUND([.D38]/64)" office:value-type="float" office:value="3608" calcext:value-type="float">
            <text:p>3608</text:p>
          </table:table-cell>
          <table:table-cell table:formula="of:=16000000/(64*[.E38])" office:value-type="float" office:value="69.2904656319291" calcext:value-type="float">
            <text:p>69.2904656319</text:p>
          </table:table-cell>
          <table:table-cell table:formula="of:=[.F38]-[.C38]" office:value-type="float" office:value="0.00157003827816027" calcext:value-type="float">
            <text:p>0.0015700383</text:p>
          </table:table-cell>
          <table:table-cell table:formula="of:=[.G38]/[.F38]*100" office:value-type="float" office:value="0.0022658792430409" calcext:value-type="float">
            <text:p>0.0022658792</text:p>
          </table:table-cell>
          <table:table-cell table:formula="of:=65535-[.E38]" office:value-type="float" office:value="61927" calcext:value-type="float">
            <text:p>619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0594631" calcext:value-type="float">
            <text:p>1.0594631</text:p>
          </table:table-cell>
          <table:table-cell table:formula="of:=[.B38]*[.C38]" office:value-type="float" office:value="73.4090281212257" calcext:value-type="float">
            <text:p>73.4090281212</text:p>
          </table:table-cell>
          <table:table-cell table:formula="of:=ROUND(16000000/[.C39]; 0)" office:value-type="float" office:value="217957" calcext:value-type="float">
            <text:p>217957</text:p>
          </table:table-cell>
          <table:table-cell table:formula="of:=ROUND([.D39]/64)" office:value-type="float" office:value="3406" calcext:value-type="float">
            <text:p>3406</text:p>
          </table:table-cell>
          <table:table-cell table:formula="of:=16000000/(64*[.E39])" office:value-type="float" office:value="73.3998825601879" calcext:value-type="float">
            <text:p>73.3998825602</text:p>
          </table:table-cell>
          <table:table-cell table:formula="of:=[.F39]-[.C39]" office:value-type="float" office:value="-0.00914556103781194" calcext:value-type="float">
            <text:p>-0.009145561</text:p>
          </table:table-cell>
          <table:table-cell table:formula="of:=[.G39]/[.F39]*100" office:value-type="float" office:value="-0.012459912357915" calcext:value-type="float">
            <text:p>-0.0124599124</text:p>
          </table:table-cell>
          <table:table-cell table:formula="of:=65535-[.E39]" office:value-type="float" office:value="62129" calcext:value-type="float">
            <text:p>621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0594631" calcext:value-type="float">
            <text:p>1.0594631</text:p>
          </table:table-cell>
          <table:table-cell table:formula="of:=[.B39]*[.C39]" office:value-type="float" office:value="77.774156501301" calcext:value-type="float">
            <text:p>77.7741565013</text:p>
          </table:table-cell>
          <table:table-cell table:formula="of:=ROUND(16000000/[.C40]; 0)" office:value-type="float" office:value="205724" calcext:value-type="float">
            <text:p>205724</text:p>
          </table:table-cell>
          <table:table-cell table:formula="of:=ROUND([.D40]/64)" office:value-type="float" office:value="3214" calcext:value-type="float">
            <text:p>3214</text:p>
          </table:table-cell>
          <table:table-cell table:formula="of:=16000000/(64*[.E40])" office:value-type="float" office:value="77.7846919726198" calcext:value-type="float">
            <text:p>77.7846919726</text:p>
          </table:table-cell>
          <table:table-cell table:formula="of:=[.F40]-[.C40]" office:value-type="float" office:value="0.0105354713188035" calcext:value-type="float">
            <text:p>0.0105354713</text:p>
          </table:table-cell>
          <table:table-cell table:formula="of:=[.G40]/[.F40]*100" office:value-type="float" office:value="0.0135444019274538" calcext:value-type="float">
            <text:p>0.0135444019</text:p>
          </table:table-cell>
          <table:table-cell table:formula="of:=65535-[.E40]" office:value-type="float" office:value="62321" calcext:value-type="float">
            <text:p>62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594631" calcext:value-type="float">
            <text:p>1.0594631</text:p>
          </table:table-cell>
          <table:table-cell table:formula="of:=[.B40]*[.C40]" office:value-type="float" office:value="82.3988489467535" calcext:value-type="float">
            <text:p>82.3988489468</text:p>
          </table:table-cell>
          <table:table-cell table:formula="of:=ROUND(16000000/[.C41]; 0)" office:value-type="float" office:value="194177" calcext:value-type="float">
            <text:p>194177</text:p>
          </table:table-cell>
          <table:table-cell table:formula="of:=ROUND([.D41]/64)" office:value-type="float" office:value="3034" calcext:value-type="float">
            <text:p>3034</text:p>
          </table:table-cell>
          <table:table-cell table:formula="of:=16000000/(64*[.E41])" office:value-type="float" office:value="82.3994726433751" calcext:value-type="float">
            <text:p>82.3994726434</text:p>
          </table:table-cell>
          <table:table-cell table:formula="of:=[.F41]-[.C41]" office:value-type="float" office:value="0.000623696621573799" calcext:value-type="float">
            <text:p>0.0006236966</text:p>
          </table:table-cell>
          <table:table-cell table:formula="of:=[.G41]/[.F41]*100" office:value-type="float" office:value="0.000756918219941963" calcext:value-type="float">
            <text:p>0.0007569182</text:p>
          </table:table-cell>
          <table:table-cell table:formula="of:=65535-[.E41]" office:value-type="float" office:value="62501" calcext:value-type="float">
            <text:p>625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0594631" calcext:value-type="float">
            <text:p>1.0594631</text:p>
          </table:table-cell>
          <table:table-cell table:formula="of:=[.B41]*[.C41]" office:value-type="float" office:value="87.2985399415592" calcext:value-type="float">
            <text:p>87.2985399416</text:p>
          </table:table-cell>
          <table:table-cell table:formula="of:=ROUND(16000000/[.C42]; 0)" office:value-type="float" office:value="183279" calcext:value-type="float">
            <text:p>183279</text:p>
          </table:table-cell>
          <table:table-cell table:formula="of:=ROUND([.D42]/64)" office:value-type="float" office:value="2864" calcext:value-type="float">
            <text:p>2864</text:p>
          </table:table-cell>
          <table:table-cell table:formula="of:=16000000/(64*[.E42])" office:value-type="float" office:value="87.2905027932961" calcext:value-type="float">
            <text:p>87.2905027933</text:p>
          </table:table-cell>
          <table:table-cell table:formula="of:=[.F42]-[.C42]" office:value-type="float" office:value="-0.00803714826312785" calcext:value-type="float">
            <text:p>-0.0080371483</text:p>
          </table:table-cell>
          <table:table-cell table:formula="of:=[.G42]/[.F42]*100" office:value-type="float" office:value="-0.00920735705023926" calcext:value-type="float">
            <text:p>-0.0092073571</text:p>
          </table:table-cell>
          <table:table-cell table:formula="of:=65535-[.E42]" office:value-type="float" office:value="62671" calcext:value-type="float">
            <text:p>626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0594631" calcext:value-type="float">
            <text:p>1.0594631</text:p>
          </table:table-cell>
          <table:table-cell table:formula="of:=[.B42]*[.C42]" office:value-type="float" office:value="92.4895817519582" calcext:value-type="float">
            <text:p>92.489581752</text:p>
          </table:table-cell>
          <table:table-cell table:formula="of:=ROUND(16000000/[.C43]; 0)" office:value-type="float" office:value="172992" calcext:value-type="float">
            <text:p>172992</text:p>
          </table:table-cell>
          <table:table-cell table:formula="of:=ROUND([.D43]/64)" office:value-type="float" office:value="2703" calcext:value-type="float">
            <text:p>2703</text:p>
          </table:table-cell>
          <table:table-cell table:formula="of:=16000000/(64*[.E43])" office:value-type="float" office:value="92.4898261191269" calcext:value-type="float">
            <text:p>92.4898261191</text:p>
          </table:table-cell>
          <table:table-cell table:formula="of:=[.F43]-[.C43]" office:value-type="float" office:value="0.000244367168747317" calcext:value-type="float">
            <text:p>0.0002443672</text:p>
          </table:table-cell>
          <table:table-cell table:formula="of:=[.G43]/[.F43]*100" office:value-type="float" office:value="0.000264209782849599" calcext:value-type="float">
            <text:p>0.0002642098</text:p>
          </table:table-cell>
          <table:table-cell table:formula="of:=65535-[.E43]" office:value-type="float" office:value="62832" calcext:value-type="float">
            <text:p>628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0594631" calcext:value-type="float">
            <text:p>1.0594631</text:p>
          </table:table-cell>
          <table:table-cell table:formula="of:=[.B43]*[.C43]" office:value-type="float" office:value="97.989299000633" calcext:value-type="float">
            <text:p>97.9892990006</text:p>
          </table:table-cell>
          <table:table-cell table:formula="of:=ROUND(16000000/[.C44]; 0)" office:value-type="float" office:value="163283" calcext:value-type="float">
            <text:p>163283</text:p>
          </table:table-cell>
          <table:table-cell table:formula="of:=ROUND([.D44]/64)" office:value-type="float" office:value="2551" calcext:value-type="float">
            <text:p>2551</text:p>
          </table:table-cell>
          <table:table-cell table:formula="of:=16000000/(64*[.E44])" office:value-type="float" office:value="98.0007840062721" calcext:value-type="float">
            <text:p>98.0007840063</text:p>
          </table:table-cell>
          <table:table-cell table:formula="of:=[.F44]-[.C44]" office:value-type="float" office:value="0.011485005639031" calcext:value-type="float">
            <text:p>0.0114850056</text:p>
          </table:table-cell>
          <table:table-cell table:formula="of:=[.G44]/[.F44]*100" office:value-type="float" office:value="0.0117192997540672" calcext:value-type="float">
            <text:p>0.0117192998</text:p>
          </table:table-cell>
          <table:table-cell table:formula="of:=65535-[.E44]" office:value-type="float" office:value="62984" calcext:value-type="float">
            <text:p>629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0594631" calcext:value-type="float">
            <text:p>1.0594631</text:p>
          </table:table-cell>
          <table:table-cell table:formula="of:=[.B44]*[.C44]" office:value-type="float" office:value="103.816046486038" calcext:value-type="float">
            <text:p>103.816046486</text:p>
          </table:table-cell>
          <table:table-cell table:formula="of:=ROUND(16000000/[.C45]; 0)" office:value-type="float" office:value="154119" calcext:value-type="float">
            <text:p>154119</text:p>
          </table:table-cell>
          <table:table-cell table:formula="of:=ROUND([.D45]/64)" office:value-type="float" office:value="2408" calcext:value-type="float">
            <text:p>2408</text:p>
          </table:table-cell>
          <table:table-cell table:formula="of:=16000000/(64*[.E45])" office:value-type="float" office:value="103.820598006645" calcext:value-type="float">
            <text:p>103.8205980066</text:p>
          </table:table-cell>
          <table:table-cell table:formula="of:=[.F45]-[.C45]" office:value-type="float" office:value="0.0045515206069382" calcext:value-type="float">
            <text:p>0.0045515206</text:p>
          </table:table-cell>
          <table:table-cell table:formula="of:=[.G45]/[.F45]*100" office:value-type="float" office:value="0.00438402464860287" calcext:value-type="float">
            <text:p>0.0043840246</text:p>
          </table:table-cell>
          <table:table-cell table:formula="of:=65535-[.E45]" office:value-type="float" office:value="63127" calcext:value-type="float">
            <text:p>631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0594631" calcext:value-type="float">
            <text:p>1.0594631</text:p>
          </table:table-cell>
          <table:table-cell table:formula="of:=[.B45]*[.C45]" office:value-type="float" office:value="109.989270439841" calcext:value-type="float">
            <text:p>109.9892704398</text:p>
          </table:table-cell>
          <table:table-cell table:formula="of:=ROUND(16000000/[.C46]; 0)" office:value-type="float" office:value="145469" calcext:value-type="float">
            <text:p>145469</text:p>
          </table:table-cell>
          <table:table-cell table:formula="of:=ROUND([.D46]/64)" office:value-type="float" office:value="2273" calcext:value-type="float">
            <text:p>2273</text:p>
          </table:table-cell>
          <table:table-cell table:formula="of:=16000000/(64*[.E46])" office:value-type="float" office:value="109.98680158381" calcext:value-type="float">
            <text:p>109.9868015838</text:p>
          </table:table-cell>
          <table:table-cell table:formula="of:=[.F46]-[.C46]" office:value-type="float" office:value="-0.00246885603154112" calcext:value-type="float">
            <text:p>-0.002468856</text:p>
          </table:table-cell>
          <table:table-cell table:formula="of:=[.G46]/[.F46]*100" office:value-type="float" office:value="-0.00224468390387719" calcext:value-type="float">
            <text:p>-0.0022446839</text:p>
          </table:table-cell>
          <table:table-cell table:formula="of:=65535-[.E46]" office:value-type="float" office:value="63262" calcext:value-type="float">
            <text:p>632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0594631" calcext:value-type="float">
            <text:p>1.0594631</text:p>
          </table:table-cell>
          <table:table-cell table:formula="of:=[.B46]*[.C46]" office:value-type="float" office:value="116.529573426933" calcext:value-type="float">
            <text:p>116.5295734269</text:p>
          </table:table-cell>
          <table:table-cell table:formula="of:=ROUND(16000000/[.C47]; 0)" office:value-type="float" office:value="137304" calcext:value-type="float">
            <text:p>137304</text:p>
          </table:table-cell>
          <table:table-cell table:formula="of:=ROUND([.D47]/64)" office:value-type="float" office:value="2145" calcext:value-type="float">
            <text:p>2145</text:p>
          </table:table-cell>
          <table:table-cell table:formula="of:=16000000/(64*[.E47])" office:value-type="float" office:value="116.550116550117" calcext:value-type="float">
            <text:p>116.5501165501</text:p>
          </table:table-cell>
          <table:table-cell table:formula="of:=[.F47]-[.C47]" office:value-type="float" office:value="0.0205431231837139" calcext:value-type="float">
            <text:p>0.0205431232</text:p>
          </table:table-cell>
          <table:table-cell table:formula="of:=[.G47]/[.F47]*100" office:value-type="float" office:value="0.0176259996916265" calcext:value-type="float">
            <text:p>0.0176259997</text:p>
          </table:table-cell>
          <table:table-cell table:formula="of:=65535-[.E47]" office:value-type="float" office:value="63390" calcext:value-type="float">
            <text:p>6339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0594631" calcext:value-type="float">
            <text:p>1.0594631</text:p>
          </table:table-cell>
          <table:table-cell table:formula="of:=[.B47]*[.C47]" office:value-type="float" office:value="123.458783104576" calcext:value-type="float">
            <text:p>123.4587831046</text:p>
          </table:table-cell>
          <table:table-cell table:formula="of:=ROUND(16000000/[.C48]; 0)" office:value-type="float" office:value="129598" calcext:value-type="float">
            <text:p>129598</text:p>
          </table:table-cell>
          <table:table-cell table:formula="of:=ROUND([.D48]/64)" office:value-type="float" office:value="2025" calcext:value-type="float">
            <text:p>2025</text:p>
          </table:table-cell>
          <table:table-cell table:formula="of:=16000000/(64*[.E48])" office:value-type="float" office:value="123.456790123457" calcext:value-type="float">
            <text:p>123.4567901235</text:p>
          </table:table-cell>
          <table:table-cell table:formula="of:=[.F48]-[.C48]" office:value-type="float" office:value="-0.00199298111911617" calcext:value-type="float">
            <text:p>-0.0019929811</text:p>
          </table:table-cell>
          <table:table-cell table:formula="of:=[.G48]/[.F48]*100" office:value-type="float" office:value="-0.00161431470648409" calcext:value-type="float">
            <text:p>-0.0016143147</text:p>
          </table:table-cell>
          <table:table-cell table:formula="of:=65535-[.E48]" office:value-type="float" office:value="63510" calcext:value-type="float">
            <text:p>635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594631" calcext:value-type="float">
            <text:p>1.0594631</text:p>
          </table:table-cell>
          <table:table-cell table:formula="of:=[.B48]*[.C48]" office:value-type="float" office:value="130.800025070202" calcext:value-type="float">
            <text:p>130.8000250702</text:p>
          </table:table-cell>
          <table:table-cell table:formula="of:=ROUND(16000000/[.C49]; 0)" office:value-type="float" office:value="122324" calcext:value-type="float">
            <text:p>122324</text:p>
          </table:table-cell>
          <table:table-cell table:formula="of:=ROUND([.D49]/64)" office:value-type="float" office:value="1911" calcext:value-type="float">
            <text:p>1911</text:p>
          </table:table-cell>
          <table:table-cell table:formula="of:=16000000/(64*[.E49])" office:value-type="float" office:value="130.821559392988" calcext:value-type="float">
            <text:p>130.821559393</text:p>
          </table:table-cell>
          <table:table-cell table:formula="of:=[.F49]-[.C49]" office:value-type="float" office:value="0.0215343227863229" calcext:value-type="float">
            <text:p>0.0215343228</text:p>
          </table:table-cell>
          <table:table-cell table:formula="of:=[.G49]/[.F49]*100" office:value-type="float" office:value="0.0164608363378653" calcext:value-type="float">
            <text:p>0.0164608363</text:p>
          </table:table-cell>
          <table:table-cell table:formula="of:=65535-[.E49]" office:value-type="float" office:value="63624" calcext:value-type="float">
            <text:p>636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0594631" calcext:value-type="float">
            <text:p>1.0594631</text:p>
          </table:table-cell>
          <table:table-cell table:formula="of:=[.B49]*[.C49]" office:value-type="float" office:value="138.577800040954" calcext:value-type="float">
            <text:p>138.577800041</text:p>
          </table:table-cell>
          <table:table-cell table:formula="of:=ROUND(16000000/[.C50]; 0)" office:value-type="float" office:value="115459" calcext:value-type="float">
            <text:p>115459</text:p>
          </table:table-cell>
          <table:table-cell table:formula="of:=ROUND([.D50]/64)" office:value-type="float" office:value="1804" calcext:value-type="float">
            <text:p>1804</text:p>
          </table:table-cell>
          <table:table-cell table:formula="of:=16000000/(64*[.E50])" office:value-type="float" office:value="138.580931263858" calcext:value-type="float">
            <text:p>138.5809312639</text:p>
          </table:table-cell>
          <table:table-cell table:formula="of:=[.F50]-[.C50]" office:value-type="float" office:value="0.00313122290455681" calcext:value-type="float">
            <text:p>0.0031312229</text:p>
          </table:table-cell>
          <table:table-cell table:formula="of:=[.G50]/[.F50]*100" office:value-type="float" office:value="0.00225949044792819" calcext:value-type="float">
            <text:p>0.0022594904</text:p>
          </table:table-cell>
          <table:table-cell table:formula="of:=65535-[.E50]" office:value-type="float" office:value="63731" calcext:value-type="float">
            <text:p>637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594631" calcext:value-type="float">
            <text:p>1.0594631</text:p>
          </table:table-cell>
          <table:table-cell table:formula="of:=[.B50]*[.C50]" office:value-type="float" office:value="146.818065622569" calcext:value-type="float">
            <text:p>146.8180656226</text:p>
          </table:table-cell>
          <table:table-cell table:formula="of:=ROUND(16000000/[.C51]; 0)" office:value-type="float" office:value="108978" calcext:value-type="float">
            <text:p>108978</text:p>
          </table:table-cell>
          <table:table-cell table:formula="of:=ROUND([.D51]/64)" office:value-type="float" office:value="1703" calcext:value-type="float">
            <text:p>1703</text:p>
          </table:table-cell>
          <table:table-cell table:formula="of:=16000000/(64*[.E51])" office:value-type="float" office:value="146.799765120376" calcext:value-type="float">
            <text:p>146.7997651204</text:p>
          </table:table-cell>
          <table:table-cell table:formula="of:=[.F51]-[.C51]" office:value-type="float" office:value="-0.0183005021929716" calcext:value-type="float">
            <text:p>-0.0183005022</text:p>
          </table:table-cell>
          <table:table-cell table:formula="of:=[.G51]/[.F51]*100" office:value-type="float" office:value="-0.0124663020938523" calcext:value-type="float">
            <text:p>-0.0124663021</text:p>
          </table:table-cell>
          <table:table-cell table:formula="of:=65535-[.E51]" office:value-type="float" office:value="63832" calcext:value-type="float">
            <text:p>63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0594631" calcext:value-type="float">
            <text:p>1.0594631</text:p>
          </table:table-cell>
          <table:table-cell table:formula="of:=[.B51]*[.C51]" office:value-type="float" office:value="155.54832294049" calcext:value-type="float">
            <text:p>155.5483229405</text:p>
          </table:table-cell>
          <table:table-cell table:formula="of:=ROUND(16000000/[.C52]; 0)" office:value-type="float" office:value="102862" calcext:value-type="float">
            <text:p>102862</text:p>
          </table:table-cell>
          <table:table-cell table:formula="of:=ROUND([.D52]/64)" office:value-type="float" office:value="1607" calcext:value-type="float">
            <text:p>1607</text:p>
          </table:table-cell>
          <table:table-cell table:formula="of:=16000000/(64*[.E52])" office:value-type="float" office:value="155.56938394524" calcext:value-type="float">
            <text:p>155.5693839452</text:p>
          </table:table-cell>
          <table:table-cell table:formula="of:=[.F52]-[.C52]" office:value-type="float" office:value="0.0210610047494129" calcext:value-type="float">
            <text:p>0.0210610047</text:p>
          </table:table-cell>
          <table:table-cell table:formula="of:=[.G52]/[.F52]*100" office:value-type="float" office:value="0.0135380138529226" calcext:value-type="float">
            <text:p>0.0135380139</text:p>
          </table:table-cell>
          <table:table-cell table:formula="of:=65535-[.E52]" office:value-type="float" office:value="63928" calcext:value-type="float">
            <text:p>639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0594631" calcext:value-type="float">
            <text:p>1.0594631</text:p>
          </table:table-cell>
          <table:table-cell table:formula="of:=[.B52]*[.C52]" office:value-type="float" office:value="164.797708422333" calcext:value-type="float">
            <text:p>164.7977084223</text:p>
          </table:table-cell>
          <table:table-cell table:formula="of:=ROUND(16000000/[.C53]; 0)" office:value-type="float" office:value="97089" calcext:value-type="float">
            <text:p>97089</text:p>
          </table:table-cell>
          <table:table-cell table:formula="of:=ROUND([.D53]/64)" office:value-type="float" office:value="1517" calcext:value-type="float">
            <text:p>1517</text:p>
          </table:table-cell>
          <table:table-cell table:formula="of:=16000000/(64*[.E53])" office:value-type="float" office:value="164.79894528675" calcext:value-type="float">
            <text:p>164.7989452868</text:p>
          </table:table-cell>
          <table:table-cell table:formula="of:=[.F53]-[.C53]" office:value-type="float" office:value="0.00123686441733639" calcext:value-type="float">
            <text:p>0.0012368644</text:p>
          </table:table-cell>
          <table:table-cell table:formula="of:=[.G53]/[.F53]*100" office:value-type="float" office:value="0.000750529328439723" calcext:value-type="float">
            <text:p>0.0007505293</text:p>
          </table:table-cell>
          <table:table-cell table:formula="of:=65535-[.E53]" office:value-type="float" office:value="64018" calcext:value-type="float">
            <text:p>64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0594631" calcext:value-type="float">
            <text:p>1.0594631</text:p>
          </table:table-cell>
          <table:table-cell table:formula="of:=[.B53]*[.C53]" office:value-type="float" office:value="174.597091038021" calcext:value-type="float">
            <text:p>174.597091038</text:p>
          </table:table-cell>
          <table:table-cell table:formula="of:=ROUND(16000000/[.C54]; 0)" office:value-type="float" office:value="91640" calcext:value-type="float">
            <text:p>91640</text:p>
          </table:table-cell>
          <table:table-cell table:formula="of:=ROUND([.D54]/64)" office:value-type="float" office:value="1432" calcext:value-type="float">
            <text:p>1432</text:p>
          </table:table-cell>
          <table:table-cell table:formula="of:=16000000/(64*[.E54])" office:value-type="float" office:value="174.581005586592" calcext:value-type="float">
            <text:p>174.5810055866</text:p>
          </table:table-cell>
          <table:table-cell table:formula="of:=[.F54]-[.C54]" office:value-type="float" office:value="-0.0160854514286939" calcext:value-type="float">
            <text:p>-0.0160854514</text:p>
          </table:table-cell>
          <table:table-cell table:formula="of:=[.G54]/[.F54]*100" office:value-type="float" office:value="-0.00921374657835586" calcext:value-type="float">
            <text:p>-0.0092137466</text:p>
          </table:table-cell>
          <table:table-cell table:formula="of:=65535-[.E54]" office:value-type="float" office:value="64103" calcext:value-type="float">
            <text:p>641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0594631" calcext:value-type="float">
            <text:p>1.0594631</text:p>
          </table:table-cell>
          <table:table-cell table:formula="of:=[.B54]*[.C54]" office:value-type="float" office:value="184.979175322124" calcext:value-type="float">
            <text:p>184.9791753221</text:p>
          </table:table-cell>
          <table:table-cell table:formula="of:=ROUND(16000000/[.C55]; 0)" office:value-type="float" office:value="86496" calcext:value-type="float">
            <text:p>86496</text:p>
          </table:table-cell>
          <table:table-cell table:formula="of:=ROUND([.D55]/64)" office:value-type="float" office:value="1352" calcext:value-type="float">
            <text:p>1352</text:p>
          </table:table-cell>
          <table:table-cell table:formula="of:=16000000/(64*[.E55])" office:value-type="float" office:value="184.91124260355" calcext:value-type="float">
            <text:p>184.9112426036</text:p>
          </table:table-cell>
          <table:table-cell table:formula="of:=[.F55]-[.C55]" office:value-type="float" office:value="-0.0679327185735019" calcext:value-type="float">
            <text:p>-0.0679327186</text:p>
          </table:table-cell>
          <table:table-cell table:formula="of:=[.G55]/[.F55]*100" office:value-type="float" office:value="-0.0367380142045498" calcext:value-type="float">
            <text:p>-0.0367380142</text:p>
          </table:table-cell>
          <table:table-cell table:formula="of:=65535-[.E55]" office:value-type="float" office:value="64183" calcext:value-type="float">
            <text:p>641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594631" calcext:value-type="float">
            <text:p>1.0594631</text:p>
          </table:table-cell>
          <table:table-cell table:formula="of:=[.B55]*[.C55]" office:value-type="float" office:value="195.978610522221" calcext:value-type="float">
            <text:p>195.9786105222</text:p>
          </table:table-cell>
          <table:table-cell table:formula="of:=ROUND(16000000/[.C56]; 0)" office:value-type="float" office:value="81642" calcext:value-type="float">
            <text:p>81642</text:p>
          </table:table-cell>
          <table:table-cell table:formula="of:=ROUND([.D56]/64)" office:value-type="float" office:value="1276" calcext:value-type="float">
            <text:p>1276</text:p>
          </table:table-cell>
          <table:table-cell table:formula="of:=16000000/(64*[.E56])" office:value-type="float" office:value="195.924764890282" calcext:value-type="float">
            <text:p>195.9247648903</text:p>
          </table:table-cell>
          <table:table-cell table:formula="of:=[.F56]-[.C56]" office:value-type="float" office:value="-0.0538456319386853" calcext:value-type="float">
            <text:p>-0.0538456319</text:p>
          </table:table-cell>
          <table:table-cell table:formula="of:=[.G56]/[.F56]*100" office:value-type="float" office:value="-0.027482810541505" calcext:value-type="float">
            <text:p>-0.0274828105</text:p>
          </table:table-cell>
          <table:table-cell table:formula="of:=65535-[.E56]" office:value-type="float" office:value="64259" calcext:value-type="float">
            <text:p>642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594631" calcext:value-type="float">
            <text:p>1.0594631</text:p>
          </table:table-cell>
          <table:table-cell table:formula="of:=[.B56]*[.C56]" office:value-type="float" office:value="207.632106237565" calcext:value-type="float">
            <text:p>207.6321062376</text:p>
          </table:table-cell>
          <table:table-cell table:formula="of:=ROUND(16000000/[.C57]; 0)" office:value-type="float" office:value="77059" calcext:value-type="float">
            <text:p>77059</text:p>
          </table:table-cell>
          <table:table-cell table:formula="of:=ROUND([.D57]/64)" office:value-type="float" office:value="1204" calcext:value-type="float">
            <text:p>1204</text:p>
          </table:table-cell>
          <table:table-cell table:formula="of:=16000000/(64*[.E57])" office:value-type="float" office:value="207.641196013289" calcext:value-type="float">
            <text:p>207.6411960133</text:p>
          </table:table-cell>
          <table:table-cell table:formula="of:=[.F57]-[.C57]" office:value-type="float" office:value="0.009089775724334" calcext:value-type="float">
            <text:p>0.0090897757</text:p>
          </table:table-cell>
          <table:table-cell table:formula="of:=[.G57]/[.F57]*100" office:value-type="float" office:value="0.00437763598883926" calcext:value-type="float">
            <text:p>0.004377636</text:p>
          </table:table-cell>
          <table:table-cell table:formula="of:=65535-[.E57]" office:value-type="float" office:value="64331" calcext:value-type="float">
            <text:p>643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594631" calcext:value-type="float">
            <text:p>1.0594631</text:p>
          </table:table-cell>
          <table:table-cell table:formula="of:=[.B57]*[.C57]" office:value-type="float" office:value="219.97855493398" calcext:value-type="float">
            <text:p>219.978554934</text:p>
          </table:table-cell>
          <table:table-cell table:formula="of:=ROUND(16000000/[.C58]; 0)" office:value-type="float" office:value="72734" calcext:value-type="float">
            <text:p>72734</text:p>
          </table:table-cell>
          <table:table-cell table:formula="of:=ROUND([.D58]/64)" office:value-type="float" office:value="1136" calcext:value-type="float">
            <text:p>1136</text:p>
          </table:table-cell>
          <table:table-cell table:formula="of:=16000000/(64*[.E58])" office:value-type="float" office:value="220.070422535211" calcext:value-type="float">
            <text:p>220.0704225352</text:p>
          </table:table-cell>
          <table:table-cell table:formula="of:=[.F58]-[.C58]" office:value-type="float" office:value="0.0918676012315984" calcext:value-type="float">
            <text:p>0.0918676012</text:p>
          </table:table-cell>
          <table:table-cell table:formula="of:=[.G58]/[.F58]*100" office:value-type="float" office:value="0.0417446379996383" calcext:value-type="float">
            <text:p>0.041744638</text:p>
          </table:table-cell>
          <table:table-cell table:formula="of:=65535-[.E58]" office:value-type="float" office:value="64399" calcext:value-type="float">
            <text:p>643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0594631" calcext:value-type="float">
            <text:p>1.0594631</text:p>
          </table:table-cell>
          <table:table-cell table:formula="of:=[.B58]*[.C58]" office:value-type="float" office:value="233.059161743874" calcext:value-type="float">
            <text:p>233.0591617439</text:p>
          </table:table-cell>
          <table:table-cell table:formula="of:=ROUND(16000000/[.C59]; 0)" office:value-type="float" office:value="68652" calcext:value-type="float">
            <text:p>68652</text:p>
          </table:table-cell>
          <table:table-cell table:formula="of:=ROUND([.D59]/64)" office:value-type="float" office:value="1073" calcext:value-type="float">
            <text:p>1073</text:p>
          </table:table-cell>
          <table:table-cell table:formula="of:=16000000/(64*[.E59])" office:value-type="float" office:value="232.991612301957" calcext:value-type="float">
            <text:p>232.991612302</text:p>
          </table:table-cell>
          <table:table-cell table:formula="of:=[.F59]-[.C59]" office:value-type="float" office:value="-0.0675494419172935" calcext:value-type="float">
            <text:p>-0.0675494419</text:p>
          </table:table-cell>
          <table:table-cell table:formula="of:=[.G59]/[.F59]*100" office:value-type="float" office:value="-0.0289922204709024" calcext:value-type="float">
            <text:p>-0.0289922205</text:p>
          </table:table-cell>
          <table:table-cell table:formula="of:=65535-[.E59]" office:value-type="float" office:value="64462" calcext:value-type="float">
            <text:p>644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594631" calcext:value-type="float">
            <text:p>1.0594631</text:p>
          </table:table-cell>
          <table:table-cell table:formula="of:=[.B59]*[.C59]" office:value-type="float" office:value="246.917581984567" calcext:value-type="float">
            <text:p>246.9175819846</text:p>
          </table:table-cell>
          <table:table-cell table:formula="of:=ROUND(16000000/[.C60]; 0)" office:value-type="float" office:value="64799" calcext:value-type="float">
            <text:p>64799</text:p>
          </table:table-cell>
          <table:table-cell table:formula="of:=ROUND([.D60]/64)" office:value-type="float" office:value="1012" calcext:value-type="float">
            <text:p>1012</text:p>
          </table:table-cell>
          <table:table-cell table:formula="of:=16000000/(64*[.E60])" office:value-type="float" office:value="247.03557312253" calcext:value-type="float">
            <text:p>247.0355731225</text:p>
          </table:table-cell>
          <table:table-cell table:formula="of:=[.F60]-[.C60]" office:value-type="float" office:value="0.117991137963031" calcext:value-type="float">
            <text:p>0.117991138</text:p>
          </table:table-cell>
          <table:table-cell table:formula="of:=[.G60]/[.F60]*100" office:value-type="float" office:value="0.047762812647435" calcext:value-type="float">
            <text:p>0.0477628126</text:p>
          </table:table-cell>
          <table:table-cell table:formula="of:=65535-[.E60]" office:value-type="float" office:value="64523" calcext:value-type="float">
            <text:p>645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594631" calcext:value-type="float">
            <text:p>1.0594631</text:p>
          </table:table-cell>
          <table:table-cell table:formula="of:=[.B60]*[.C60]" office:value-type="float" office:value="261.600066853873" calcext:value-type="float">
            <text:p>261.6000668539</text:p>
          </table:table-cell>
          <table:table-cell table:formula="of:=ROUND(16000000/[.C61]; 0)" office:value-type="float" office:value="61162" calcext:value-type="float">
            <text:p>61162</text:p>
          </table:table-cell>
          <table:table-cell table:formula="of:=ROUND([.D61]/64)" office:value-type="float" office:value="956" calcext:value-type="float">
            <text:p>956</text:p>
          </table:table-cell>
          <table:table-cell table:formula="of:=16000000/(64*[.E61])" office:value-type="float" office:value="261.506276150628" calcext:value-type="float">
            <text:p>261.5062761506</text:p>
          </table:table-cell>
          <table:table-cell table:formula="of:=[.F61]-[.C61]" office:value-type="float" office:value="-0.0937907032455314" calcext:value-type="float">
            <text:p>-0.0937907032</text:p>
          </table:table-cell>
          <table:table-cell table:formula="of:=[.G61]/[.F61]*100" office:value-type="float" office:value="-0.0358655649210912" calcext:value-type="float">
            <text:p>-0.0358655649</text:p>
          </table:table-cell>
          <table:table-cell table:formula="of:=65535-[.E61]" office:value-type="float" office:value="64579" calcext:value-type="float">
            <text:p>645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0594631" calcext:value-type="float">
            <text:p>1.0594631</text:p>
          </table:table-cell>
          <table:table-cell table:formula="of:=[.B61]*[.C61]" office:value-type="float" office:value="277.155617789212" calcext:value-type="float">
            <text:p>277.1556177892</text:p>
          </table:table-cell>
          <table:table-cell table:formula="of:=ROUND(16000000/[.C62]; 0)" office:value-type="float" office:value="57729" calcext:value-type="float">
            <text:p>57729</text:p>
          </table:table-cell>
          <table:table-cell table:formula="of:=ROUND([.D62]/64)" office:value-type="float" office:value="902" calcext:value-type="float">
            <text:p>902</text:p>
          </table:table-cell>
          <table:table-cell table:formula="of:=16000000/(64*[.E62])" office:value-type="float" office:value="277.161862527716" calcext:value-type="float">
            <text:p>277.1618625277</text:p>
          </table:table-cell>
          <table:table-cell table:formula="of:=[.F62]-[.C62]" office:value-type="float" office:value="0.00624473850450613" calcext:value-type="float">
            <text:p>0.0062447385</text:p>
          </table:table-cell>
          <table:table-cell table:formula="of:=[.G62]/[.F62]*100" office:value-type="float" office:value="0.00225310165242581" calcext:value-type="float">
            <text:p>0.0022531017</text:p>
          </table:table-cell>
          <table:table-cell table:formula="of:=65535-[.E62]" office:value-type="float" office:value="64633" calcext:value-type="float">
            <text:p>646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0594631" calcext:value-type="float">
            <text:p>1.0594631</text:p>
          </table:table-cell>
          <table:table-cell table:formula="of:=[.B62]*[.C62]" office:value-type="float" office:value="293.636150005373" calcext:value-type="float">
            <text:p>293.6361500054</text:p>
          </table:table-cell>
          <table:table-cell table:formula="of:=ROUND(16000000/[.C63]; 0)" office:value-type="float" office:value="54489" calcext:value-type="float">
            <text:p>54489</text:p>
          </table:table-cell>
          <table:table-cell table:formula="of:=ROUND([.D63]/64)" office:value-type="float" office:value="851" calcext:value-type="float">
            <text:p>851</text:p>
          </table:table-cell>
          <table:table-cell table:formula="of:=16000000/(64*[.E63])" office:value-type="float" office:value="293.772032902468" calcext:value-type="float">
            <text:p>293.7720329025</text:p>
          </table:table-cell>
          <table:table-cell table:formula="of:=[.F63]-[.C63]" office:value-type="float" office:value="0.135882897094291" calcext:value-type="float">
            <text:p>0.1358828971</text:p>
          </table:table-cell>
          <table:table-cell table:formula="of:=[.G63]/[.F63]*100" office:value-type="float" office:value="0.0462545381708966" calcext:value-type="float">
            <text:p>0.0462545382</text:p>
          </table:table-cell>
          <table:table-cell table:formula="of:=65535-[.E63]" office:value-type="float" office:value="64684" calcext:value-type="float">
            <text:p>646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0594631" calcext:value-type="float">
            <text:p>1.0594631</text:p>
          </table:table-cell>
          <table:table-cell table:formula="of:=[.B63]*[.C63]" office:value-type="float" office:value="311.096665756758" calcext:value-type="float">
            <text:p>311.0966657568</text:p>
          </table:table-cell>
          <table:table-cell table:formula="of:=ROUND(16000000/[.C64]; 0)" office:value-type="float" office:value="51431" calcext:value-type="float">
            <text:p>51431</text:p>
          </table:table-cell>
          <table:table-cell table:formula="of:=ROUND([.D64]/64)" office:value-type="float" office:value="804" calcext:value-type="float">
            <text:p>804</text:p>
          </table:table-cell>
          <table:table-cell table:formula="of:=16000000/(64*[.E64])" office:value-type="float" office:value="310.945273631841" calcext:value-type="float">
            <text:p>310.9452736318</text:p>
          </table:table-cell>
          <table:table-cell table:formula="of:=[.F64]-[.C64]" office:value-type="float" office:value="-0.151392124917152" calcext:value-type="float">
            <text:p>-0.1513921249</text:p>
          </table:table-cell>
          <table:table-cell table:formula="of:=[.G64]/[.F64]*100" office:value-type="float" office:value="-0.048687707373356" calcext:value-type="float">
            <text:p>-0.0486877074</text:p>
          </table:table-cell>
          <table:table-cell table:formula="of:=65535-[.E64]" office:value-type="float" office:value="64731" calcext:value-type="float">
            <text:p>647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594631" calcext:value-type="float">
            <text:p>1.0594631</text:p>
          </table:table-cell>
          <table:table-cell table:formula="of:=[.B64]*[.C64]" office:value-type="float" office:value="329.595437902319" calcext:value-type="float">
            <text:p>329.5954379023</text:p>
          </table:table-cell>
          <table:table-cell table:formula="of:=ROUND(16000000/[.C65]; 0)" office:value-type="float" office:value="48544" calcext:value-type="float">
            <text:p>48544</text:p>
          </table:table-cell>
          <table:table-cell table:formula="of:=ROUND([.D65]/64)" office:value-type="float" office:value="759" calcext:value-type="float">
            <text:p>759</text:p>
          </table:table-cell>
          <table:table-cell table:formula="of:=16000000/(64*[.E65])" office:value-type="float" office:value="329.380764163373" calcext:value-type="float">
            <text:p>329.3807641634</text:p>
          </table:table-cell>
          <table:table-cell table:formula="of:=[.F65]-[.C65]" office:value-type="float" office:value="-0.214673738945748" calcext:value-type="float">
            <text:p>-0.2146737389</text:p>
          </table:table-cell>
          <table:table-cell table:formula="of:=[.G65]/[.F65]*100" office:value-type="float" office:value="-0.0651749471439292" calcext:value-type="float">
            <text:p>-0.0651749471</text:p>
          </table:table-cell>
          <table:table-cell table:formula="of:=65535-[.E65]" office:value-type="float" office:value="64776" calcext:value-type="float">
            <text:p>647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0594631" calcext:value-type="float">
            <text:p>1.0594631</text:p>
          </table:table-cell>
          <table:table-cell table:formula="of:=[.B65]*[.C65]" office:value-type="float" office:value="349.194204385848" calcext:value-type="float">
            <text:p>349.1942043858</text:p>
          </table:table-cell>
          <table:table-cell table:formula="of:=ROUND(16000000/[.C66]; 0)" office:value-type="float" office:value="45820" calcext:value-type="float">
            <text:p>45820</text:p>
          </table:table-cell>
          <table:table-cell table:formula="of:=ROUND([.D66]/64)" office:value-type="float" office:value="716" calcext:value-type="float">
            <text:p>716</text:p>
          </table:table-cell>
          <table:table-cell table:formula="of:=16000000/(64*[.E66])" office:value-type="float" office:value="349.162011173184" calcext:value-type="float">
            <text:p>349.1620111732</text:p>
          </table:table-cell>
          <table:table-cell table:formula="of:=[.F66]-[.C66]" office:value-type="float" office:value="-0.0321932126636852" calcext:value-type="float">
            <text:p>-0.0321932127</text:p>
          </table:table-cell>
          <table:table-cell table:formula="of:=[.G66]/[.F66]*100" office:value-type="float" office:value="-0.00922013610687945" calcext:value-type="float">
            <text:p>-0.0092201361</text:p>
          </table:table-cell>
          <table:table-cell table:formula="of:=65535-[.E66]" office:value-type="float" office:value="64819" calcext:value-type="float">
            <text:p>648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0594631" calcext:value-type="float">
            <text:p>1.0594631</text:p>
          </table:table-cell>
          <table:table-cell table:formula="of:=[.B66]*[.C66]" office:value-type="float" office:value="369.958374280664" calcext:value-type="float">
            <text:p>369.9583742807</text:p>
          </table:table-cell>
          <table:table-cell table:formula="of:=ROUND(16000000/[.C67]; 0)" office:value-type="float" office:value="43248" calcext:value-type="float">
            <text:p>43248</text:p>
          </table:table-cell>
          <table:table-cell table:formula="of:=ROUND([.D67]/64)" office:value-type="float" office:value="676" calcext:value-type="float">
            <text:p>676</text:p>
          </table:table-cell>
          <table:table-cell table:formula="of:=16000000/(64*[.E67])" office:value-type="float" office:value="369.822485207101" calcext:value-type="float">
            <text:p>369.8224852071</text:p>
          </table:table-cell>
          <table:table-cell table:formula="of:=[.F67]-[.C67]" office:value-type="float" office:value="-0.13588907356359" calcext:value-type="float">
            <text:p>-0.1358890736</text:p>
          </table:table-cell>
          <table:table-cell table:formula="of:=[.G67]/[.F67]*100" office:value-type="float" office:value="-0.0367444054915946" calcext:value-type="float">
            <text:p>-0.0367444055</text:p>
          </table:table-cell>
          <table:table-cell table:formula="of:=65535-[.E67]" office:value-type="float" office:value="64859" calcext:value-type="float">
            <text:p>648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0594631" calcext:value-type="float">
            <text:p>1.0594631</text:p>
          </table:table-cell>
          <table:table-cell table:formula="of:=[.B67]*[.C67]" office:value-type="float" office:value="391.957246086353" calcext:value-type="float">
            <text:p>391.9572460864</text:p>
          </table:table-cell>
          <table:table-cell table:formula="of:=ROUND(16000000/[.C68]; 0)" office:value-type="float" office:value="40821" calcext:value-type="float">
            <text:p>40821</text:p>
          </table:table-cell>
          <table:table-cell table:formula="of:=ROUND([.D68]/64)" office:value-type="float" office:value="638" calcext:value-type="float">
            <text:p>638</text:p>
          </table:table-cell>
          <table:table-cell table:formula="of:=16000000/(64*[.E68])" office:value-type="float" office:value="391.849529780564" calcext:value-type="float">
            <text:p>391.8495297806</text:p>
          </table:table-cell>
          <table:table-cell table:formula="of:=[.F68]-[.C68]" office:value-type="float" office:value="-0.107716305788585" calcext:value-type="float">
            <text:p>-0.1077163058</text:p>
          </table:table-cell>
          <table:table-cell table:formula="of:=[.G68]/[.F68]*100" office:value-type="float" office:value="-0.027489201237247" calcext:value-type="float">
            <text:p>-0.0274892012</text:p>
          </table:table-cell>
          <table:table-cell table:formula="of:=65535-[.E68]" office:value-type="float" office:value="64897" calcext:value-type="float">
            <text:p>648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0594631" calcext:value-type="float">
            <text:p>1.0594631</text:p>
          </table:table-cell>
          <table:table-cell table:formula="of:=[.B68]*[.C68]" office:value-type="float" office:value="415.26423900611" calcext:value-type="float">
            <text:p>415.2642390061</text:p>
          </table:table-cell>
          <table:table-cell table:formula="of:=ROUND(16000000/[.C69]; 0)" office:value-type="float" office:value="38530" calcext:value-type="float">
            <text:p>38530</text:p>
          </table:table-cell>
          <table:table-cell table:formula="of:=ROUND([.D69]/64)" office:value-type="float" office:value="602" calcext:value-type="float">
            <text:p>602</text:p>
          </table:table-cell>
          <table:table-cell table:formula="of:=16000000/(64*[.E69])" office:value-type="float" office:value="415.282392026578" calcext:value-type="float">
            <text:p>415.2823920266</text:p>
          </table:table-cell>
          <table:table-cell table:formula="of:=[.F69]-[.C69]" office:value-type="float" office:value="0.0181530204678211" calcext:value-type="float">
            <text:p>0.0181530205</text:p>
          </table:table-cell>
          <table:table-cell table:formula="of:=[.G69]/[.F69]*100" office:value-type="float" office:value="0.00437124732865132" calcext:value-type="float">
            <text:p>0.0043712473</text:p>
          </table:table-cell>
          <table:table-cell table:formula="of:=65535-[.E69]" office:value-type="float" office:value="64933" calcext:value-type="float">
            <text:p>649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0594631" calcext:value-type="float">
            <text:p>1.0594631</text:p>
          </table:table-cell>
          <table:table-cell table:formula="of:=[.B69]*[.C69]" office:value-type="float" office:value="439.957137976555" calcext:value-type="float">
            <text:p>439.9571379766</text:p>
          </table:table-cell>
          <table:table-cell table:formula="of:=ROUND(16000000/[.C70]; 0)" office:value-type="float" office:value="36367" calcext:value-type="float">
            <text:p>36367</text:p>
          </table:table-cell>
          <table:table-cell table:formula="of:=ROUND([.D70]/64)" office:value-type="float" office:value="568" calcext:value-type="float">
            <text:p>568</text:p>
          </table:table-cell>
          <table:table-cell table:formula="of:=16000000/(64*[.E70])" office:value-type="float" office:value="440.140845070423" calcext:value-type="float">
            <text:p>440.1408450704</text:p>
          </table:table-cell>
          <table:table-cell table:formula="of:=[.F70]-[.C70]" office:value-type="float" office:value="0.183707093868009" calcext:value-type="float">
            <text:p>0.1837070939</text:p>
          </table:table-cell>
          <table:table-cell table:formula="of:=[.G70]/[.F70]*100" office:value-type="float" office:value="0.0417382517268115" calcext:value-type="float">
            <text:p>0.0417382517</text:p>
          </table:table-cell>
          <table:table-cell table:formula="of:=65535-[.E70]" office:value-type="float" office:value="64967" calcext:value-type="float">
            <text:p>649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594631" calcext:value-type="float">
            <text:p>1.0594631</text:p>
          </table:table-cell>
          <table:table-cell table:formula="of:=[.B70]*[.C70]" office:value-type="float" office:value="466.118353267768" calcext:value-type="float">
            <text:p>466.1183532678</text:p>
          </table:table-cell>
          <table:table-cell table:formula="of:=ROUND(16000000/[.C71]; 0)" office:value-type="float" office:value="34326" calcext:value-type="float">
            <text:p>34326</text:p>
          </table:table-cell>
          <table:table-cell table:formula="of:=ROUND([.D71]/64)" office:value-type="float" office:value="536" calcext:value-type="float">
            <text:p>536</text:p>
          </table:table-cell>
          <table:table-cell table:formula="of:=16000000/(64*[.E71])" office:value-type="float" office:value="466.417910447761" calcext:value-type="float">
            <text:p>466.4179104478</text:p>
          </table:table-cell>
          <table:table-cell table:formula="of:=[.F71]-[.C71]" office:value-type="float" office:value="0.299557179992973" calcext:value-type="float">
            <text:p>0.29955718</text:p>
          </table:table-cell>
          <table:table-cell table:formula="of:=[.G71]/[.F71]*100" office:value-type="float" office:value="0.0642250593904935" calcext:value-type="float">
            <text:p>0.0642250594</text:p>
          </table:table-cell>
          <table:table-cell table:formula="of:=65535-[.E71]" office:value-type="float" office:value="64999" calcext:value-type="float">
            <text:p>64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0594631" calcext:value-type="float">
            <text:p>1.0594631</text:p>
          </table:table-cell>
          <table:table-cell table:formula="of:=[.B71]*[.C71]" office:value-type="float" office:value="493.835195519965" calcext:value-type="float">
            <text:p>493.83519552</text:p>
          </table:table-cell>
          <table:table-cell table:formula="of:=ROUND(16000000/[.C72]; 0)" office:value-type="float" office:value="32399" calcext:value-type="float">
            <text:p>32399</text:p>
          </table:table-cell>
          <table:table-cell table:formula="of:=ROUND([.D72]/64)" office:value-type="float" office:value="506" calcext:value-type="float">
            <text:p>506</text:p>
          </table:table-cell>
          <table:table-cell table:formula="of:=16000000/(64*[.E72])" office:value-type="float" office:value="494.071146245059" calcext:value-type="float">
            <text:p>494.0711462451</text:p>
          </table:table-cell>
          <table:table-cell table:formula="of:=[.F72]-[.C72]" office:value-type="float" office:value="0.235950725094426" calcext:value-type="float">
            <text:p>0.2359507251</text:p>
          </table:table-cell>
          <table:table-cell table:formula="of:=[.G72]/[.F72]*100" office:value-type="float" office:value="0.0477564267591119" calcext:value-type="float">
            <text:p>0.0477564268</text:p>
          </table:table-cell>
          <table:table-cell table:formula="of:=65535-[.E72]" office:value-type="float" office:value="65029" calcext:value-type="float">
            <text:p>650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0594631" calcext:value-type="float">
            <text:p>1.0594631</text:p>
          </table:table-cell>
          <table:table-cell table:formula="of:=[.B72]*[.C72]" office:value-type="float" office:value="523.200167134688" calcext:value-type="float">
            <text:p>523.2001671347</text:p>
          </table:table-cell>
          <table:table-cell table:formula="of:=ROUND(16000000/[.C73]; 0)" office:value-type="float" office:value="30581" calcext:value-type="float">
            <text:p>30581</text:p>
          </table:table-cell>
          <table:table-cell table:formula="of:=ROUND([.D73]/64)" office:value-type="float" office:value="478" calcext:value-type="float">
            <text:p>478</text:p>
          </table:table-cell>
          <table:table-cell table:formula="of:=16000000/(64*[.E73])" office:value-type="float" office:value="523.012552301255" calcext:value-type="float">
            <text:p>523.0125523013</text:p>
          </table:table-cell>
          <table:table-cell table:formula="of:=[.F73]-[.C73]" office:value-type="float" office:value="-0.187614833432917" calcext:value-type="float">
            <text:p>-0.1876148334</text:p>
          </table:table-cell>
          <table:table-cell table:formula="of:=[.G73]/[.F73]*100" office:value-type="float" office:value="-0.0358719561523738" calcext:value-type="float">
            <text:p>-0.0358719562</text:p>
          </table:table-cell>
          <table:table-cell table:formula="of:=65535-[.E73]" office:value-type="float" office:value="65057" calcext:value-type="float">
            <text:p>650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0594631" calcext:value-type="float">
            <text:p>1.0594631</text:p>
          </table:table-cell>
          <table:table-cell table:formula="of:=[.B73]*[.C73]" office:value-type="float" office:value="554.311270993035" calcext:value-type="float">
            <text:p>554.311270993</text:p>
          </table:table-cell>
          <table:table-cell table:formula="of:=ROUND(16000000/[.C74]; 0)" office:value-type="float" office:value="28865" calcext:value-type="float">
            <text:p>28865</text:p>
          </table:table-cell>
          <table:table-cell table:formula="of:=ROUND([.D74]/64)" office:value-type="float" office:value="451" calcext:value-type="float">
            <text:p>451</text:p>
          </table:table-cell>
          <table:table-cell table:formula="of:=16000000/(64*[.E74])" office:value-type="float" office:value="554.323725055432" calcext:value-type="float">
            <text:p>554.3237250554</text:p>
          </table:table-cell>
          <table:table-cell table:formula="of:=[.F74]-[.C74]" office:value-type="float" office:value="0.0124540623975236" calcext:value-type="float">
            <text:p>0.0124540624</text:p>
          </table:table-cell>
          <table:table-cell table:formula="of:=[.G74]/[.F74]*100" office:value-type="float" office:value="0.00224671285651325" calcext:value-type="float">
            <text:p>0.0022467129</text:p>
          </table:table-cell>
          <table:table-cell table:formula="of:=65535-[.E74]" office:value-type="float" office:value="65084" calcext:value-type="float">
            <text:p>650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594631" calcext:value-type="float">
            <text:p>1.0594631</text:p>
          </table:table-cell>
          <table:table-cell table:formula="of:=[.B74]*[.C74]" office:value-type="float" office:value="587.272337531221" calcext:value-type="float">
            <text:p>587.2723375312</text:p>
          </table:table-cell>
          <table:table-cell table:formula="of:=ROUND(16000000/[.C75]; 0)" office:value-type="float" office:value="27245" calcext:value-type="float">
            <text:p>27245</text:p>
          </table:table-cell>
          <table:table-cell table:formula="of:=ROUND([.D75]/64)" office:value-type="float" office:value="426" calcext:value-type="float">
            <text:p>426</text:p>
          </table:table-cell>
          <table:table-cell table:formula="of:=16000000/(64*[.E75])" office:value-type="float" office:value="586.854460093897" calcext:value-type="float">
            <text:p>586.8544600939</text:p>
          </table:table-cell>
          <table:table-cell table:formula="of:=[.F75]-[.C75]" office:value-type="float" office:value="-0.417877437324137" calcext:value-type="float">
            <text:p>-0.4178774373</text:p>
          </table:table-cell>
          <table:table-cell table:formula="of:=[.G75]/[.F75]*100" office:value-type="float" office:value="-0.0712063153200329" calcext:value-type="float">
            <text:p>-0.0712063153</text:p>
          </table:table-cell>
          <table:table-cell table:formula="of:=65535-[.E75]" office:value-type="float" office:value="65109" calcext:value-type="float">
            <text:p>651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594631" calcext:value-type="float">
            <text:p>1.0594631</text:p>
          </table:table-cell>
          <table:table-cell table:formula="of:=[.B75]*[.C75]" office:value-type="float" office:value="622.193371265074" calcext:value-type="float">
            <text:p>622.1933712651</text:p>
          </table:table-cell>
          <table:table-cell table:formula="of:=ROUND(16000000/[.C76]; 0)" office:value-type="float" office:value="25715" calcext:value-type="float">
            <text:p>25715</text:p>
          </table:table-cell>
          <table:table-cell table:formula="of:=ROUND([.D76]/64)" office:value-type="float" office:value="402" calcext:value-type="float">
            <text:p>402</text:p>
          </table:table-cell>
          <table:table-cell table:formula="of:=16000000/(64*[.E76])" office:value-type="float" office:value="621.890547263682" calcext:value-type="float">
            <text:p>621.8905472637</text:p>
          </table:table-cell>
          <table:table-cell table:formula="of:=[.F76]-[.C76]" office:value-type="float" office:value="-0.302824001392082" calcext:value-type="float">
            <text:p>-0.3028240014</text:p>
          </table:table-cell>
          <table:table-cell table:formula="of:=[.G76]/[.F76]*100" office:value-type="float" office:value="-0.0486940994238468" calcext:value-type="float">
            <text:p>-0.0486940994</text:p>
          </table:table-cell>
          <table:table-cell table:formula="of:=65535-[.E76]" office:value-type="float" office:value="65133" calcext:value-type="float">
            <text:p>651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0594631" calcext:value-type="float">
            <text:p>1.0594631</text:p>
          </table:table-cell>
          <table:table-cell table:formula="of:=[.B76]*[.C76]" office:value-type="float" office:value="659.190917919946" calcext:value-type="float">
            <text:p>659.1909179199</text:p>
          </table:table-cell>
          <table:table-cell table:formula="of:=ROUND(16000000/[.C77]; 0)" office:value-type="float" office:value="24272" calcext:value-type="float">
            <text:p>24272</text:p>
          </table:table-cell>
          <table:table-cell table:formula="of:=ROUND([.D77]/64)" office:value-type="float" office:value="379" calcext:value-type="float">
            <text:p>379</text:p>
          </table:table-cell>
          <table:table-cell table:formula="of:=16000000/(64*[.E77])" office:value-type="float" office:value="659.630606860158" calcext:value-type="float">
            <text:p>659.6306068602</text:p>
          </table:table-cell>
          <table:table-cell table:formula="of:=[.F77]-[.C77]" office:value-type="float" office:value="0.439688940212363" calcext:value-type="float">
            <text:p>0.4396889402</text:p>
          </table:table-cell>
          <table:table-cell table:formula="of:=[.G77]/[.F77]*100" office:value-type="float" office:value="0.0666568433361943" calcext:value-type="float">
            <text:p>0.0666568433</text:p>
          </table:table-cell>
          <table:table-cell table:formula="of:=65535-[.E77]" office:value-type="float" office:value="65156" calcext:value-type="float">
            <text:p>651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0594631" calcext:value-type="float">
            <text:p>1.0594631</text:p>
          </table:table-cell>
          <table:table-cell table:formula="of:=[.B77]*[.C77]" office:value-type="float" office:value="698.388453391312" calcext:value-type="float">
            <text:p>698.3884533913</text:p>
          </table:table-cell>
          <table:table-cell table:formula="of:=ROUND(16000000/[.C78]; 0)" office:value-type="float" office:value="22910" calcext:value-type="float">
            <text:p>22910</text:p>
          </table:table-cell>
          <table:table-cell table:formula="of:=ROUND([.D78]/64)" office:value-type="float" office:value="358" calcext:value-type="float">
            <text:p>358</text:p>
          </table:table-cell>
          <table:table-cell table:formula="of:=16000000/(64*[.E78])" office:value-type="float" office:value="698.324022346369" calcext:value-type="float">
            <text:p>698.3240223464</text:p>
          </table:table-cell>
          <table:table-cell table:formula="of:=[.F78]-[.C78]" office:value-type="float" office:value="-0.0644310449429213" calcext:value-type="float">
            <text:p>-0.0644310449</text:p>
          </table:table-cell>
          <table:table-cell table:formula="of:=[.G78]/[.F78]*100" office:value-type="float" office:value="-0.00922652563582633" calcext:value-type="float">
            <text:p>-0.0092265256</text:p>
          </table:table-cell>
          <table:table-cell table:formula="of:=65535-[.E78]" office:value-type="float" office:value="65177" calcext:value-type="float">
            <text:p>651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0594631" calcext:value-type="float">
            <text:p>1.0594631</text:p>
          </table:table-cell>
          <table:table-cell table:formula="of:=[.B78]*[.C78]" office:value-type="float" office:value="739.916795834165" calcext:value-type="float">
            <text:p>739.9167958342</text:p>
          </table:table-cell>
          <table:table-cell table:formula="of:=ROUND(16000000/[.C79]; 0)" office:value-type="float" office:value="21624" calcext:value-type="float">
            <text:p>21624</text:p>
          </table:table-cell>
          <table:table-cell table:formula="of:=ROUND([.D79]/64)" office:value-type="float" office:value="338" calcext:value-type="float">
            <text:p>338</text:p>
          </table:table-cell>
          <table:table-cell table:formula="of:=16000000/(64*[.E79])" office:value-type="float" office:value="739.644970414201" calcext:value-type="float">
            <text:p>739.6449704142</text:p>
          </table:table-cell>
          <table:table-cell table:formula="of:=[.F79]-[.C79]" office:value-type="float" office:value="-0.271825419963307" calcext:value-type="float">
            <text:p>-0.27182542</text:p>
          </table:table-cell>
          <table:table-cell table:formula="of:=[.G79]/[.F79]*100" office:value-type="float" office:value="-0.036750796779039" calcext:value-type="float">
            <text:p>-0.0367507968</text:p>
          </table:table-cell>
          <table:table-cell table:formula="of:=65535-[.E79]" office:value-type="float" office:value="65197" calcext:value-type="float">
            <text:p>651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0594631" calcext:value-type="float">
            <text:p>1.0594631</text:p>
          </table:table-cell>
          <table:table-cell table:formula="of:=[.B79]*[.C79]" office:value-type="float" office:value="783.914542256531" calcext:value-type="float">
            <text:p>783.9145422565</text:p>
          </table:table-cell>
          <table:table-cell table:formula="of:=ROUND(16000000/[.C80]; 0)" office:value-type="float" office:value="20410" calcext:value-type="float">
            <text:p>20410</text:p>
          </table:table-cell>
          <table:table-cell table:formula="of:=ROUND([.D80]/64)" office:value-type="float" office:value="319" calcext:value-type="float">
            <text:p>319</text:p>
          </table:table-cell>
          <table:table-cell table:formula="of:=16000000/(64*[.E80])" office:value-type="float" office:value="783.699059561129" calcext:value-type="float">
            <text:p>783.6990595611</text:p>
          </table:table-cell>
          <table:table-cell table:formula="of:=[.F80]-[.C80]" office:value-type="float" office:value="-0.21548269540267" calcext:value-type="float">
            <text:p>-0.2154826954</text:p>
          </table:table-cell>
          <table:table-cell table:formula="of:=[.G80]/[.F80]*100" office:value-type="float" office:value="-0.0274955919333807" calcext:value-type="float">
            <text:p>-0.0274955919</text:p>
          </table:table-cell>
          <table:table-cell table:formula="of:=65535-[.E80]" office:value-type="float" office:value="65216" calcext:value-type="float">
            <text:p>652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594631" calcext:value-type="float">
            <text:p>1.0594631</text:p>
          </table:table-cell>
          <table:table-cell table:formula="of:=[.B80]*[.C80]" office:value-type="float" office:value="830.528531074186" calcext:value-type="float">
            <text:p>830.5285310742</text:p>
          </table:table-cell>
          <table:table-cell table:formula="of:=ROUND(16000000/[.C81]; 0)" office:value-type="float" office:value="19265" calcext:value-type="float">
            <text:p>19265</text:p>
          </table:table-cell>
          <table:table-cell table:formula="of:=ROUND([.D81]/64)" office:value-type="float" office:value="301" calcext:value-type="float">
            <text:p>301</text:p>
          </table:table-cell>
          <table:table-cell table:formula="of:=16000000/(64*[.E81])" office:value-type="float" office:value="830.564784053156" calcext:value-type="float">
            <text:p>830.5647840532</text:p>
          </table:table-cell>
          <table:table-cell table:formula="of:=[.F81]-[.C81]" office:value-type="float" office:value="0.0362529789705377" calcext:value-type="float">
            <text:p>0.036252979</text:p>
          </table:table-cell>
          <table:table-cell table:formula="of:=[.G81]/[.F81]*100" office:value-type="float" office:value="0.00436485866805274" calcext:value-type="float">
            <text:p>0.0043648587</text:p>
          </table:table-cell>
          <table:table-cell table:formula="of:=65535-[.E81]" office:value-type="float" office:value="65234" calcext:value-type="float">
            <text:p>652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594631" calcext:value-type="float">
            <text:p>1.0594631</text:p>
          </table:table-cell>
          <table:table-cell table:formula="of:=[.B81]*[.C81]" office:value-type="float" office:value="879.914332170303" calcext:value-type="float">
            <text:p>879.9143321703</text:p>
          </table:table-cell>
          <table:table-cell table:formula="of:=ROUND(16000000/[.C82]; 0)" office:value-type="float" office:value="18184" calcext:value-type="float">
            <text:p>18184</text:p>
          </table:table-cell>
          <table:table-cell table:formula="of:=ROUND([.D82]/64)" office:value-type="float" office:value="284" calcext:value-type="float">
            <text:p>284</text:p>
          </table:table-cell>
          <table:table-cell table:formula="of:=16000000/(64*[.E82])" office:value-type="float" office:value="880.281690140845" calcext:value-type="float">
            <text:p>880.2816901408</text:p>
          </table:table-cell>
          <table:table-cell table:formula="of:=[.F82]-[.C82]" office:value-type="float" office:value="0.367357970542002" calcext:value-type="float">
            <text:p>0.3673579705</text:p>
          </table:table-cell>
          <table:table-cell table:formula="of:=[.G82]/[.F82]*100" office:value-type="float" office:value="0.0417318654535715" calcext:value-type="float">
            <text:p>0.0417318655</text:p>
          </table:table-cell>
          <table:table-cell table:formula="of:=65535-[.E82]" office:value-type="float" office:value="65251" calcext:value-type="float">
            <text:p>652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0594631" calcext:value-type="float">
            <text:p>1.0594631</text:p>
          </table:table-cell>
          <table:table-cell table:formula="of:=[.B82]*[.C82]" office:value-type="float" office:value="932.236766095579" calcext:value-type="float">
            <text:p>932.2367660956</text:p>
          </table:table-cell>
          <table:table-cell table:formula="of:=ROUND(16000000/[.C83]; 0)" office:value-type="float" office:value="17163" calcext:value-type="float">
            <text:p>17163</text:p>
          </table:table-cell>
          <table:table-cell table:formula="of:=ROUND([.D83]/64)" office:value-type="float" office:value="268" calcext:value-type="float">
            <text:p>268</text:p>
          </table:table-cell>
          <table:table-cell table:formula="of:=16000000/(64*[.E83])" office:value-type="float" office:value="932.835820895522" calcext:value-type="float">
            <text:p>932.8358208955</text:p>
          </table:table-cell>
          <table:table-cell table:formula="of:=[.F83]-[.C83]" office:value-type="float" office:value="0.599054799943247" calcext:value-type="float">
            <text:p>0.5990547999</text:p>
          </table:table-cell>
          <table:table-cell table:formula="of:=[.G83]/[.F83]*100" office:value-type="float" office:value="0.064218674553916" calcext:value-type="float">
            <text:p>0.0642186746</text:p>
          </table:table-cell>
          <table:table-cell table:formula="of:=65535-[.E83]" office:value-type="float" office:value="65267" calcext:value-type="float">
            <text:p>652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0594631" calcext:value-type="float">
            <text:p>1.0594631</text:p>
          </table:table-cell>
          <table:table-cell table:formula="of:=[.B83]*[.C83]" office:value-type="float" office:value="987.670454141597" calcext:value-type="float">
            <text:p>987.6704541416</text:p>
          </table:table-cell>
          <table:table-cell table:formula="of:=ROUND(16000000/[.C84]; 0)" office:value-type="float" office:value="16200" calcext:value-type="float">
            <text:p>16200</text:p>
          </table:table-cell>
          <table:table-cell table:formula="of:=ROUND([.D84]/64)" office:value-type="float" office:value="253" calcext:value-type="float">
            <text:p>253</text:p>
          </table:table-cell>
          <table:table-cell table:formula="of:=16000000/(64*[.E84])" office:value-type="float" office:value="988.142292490119" calcext:value-type="float">
            <text:p>988.1422924901</text:p>
          </table:table-cell>
          <table:table-cell table:formula="of:=[.F84]-[.C84]" office:value-type="float" office:value="0.471838348521374" calcext:value-type="float">
            <text:p>0.4718383485</text:p>
          </table:table-cell>
          <table:table-cell table:formula="of:=[.G84]/[.F84]*100" office:value-type="float" office:value="0.047750040870363" calcext:value-type="float">
            <text:p>0.0477500409</text:p>
          </table:table-cell>
          <table:table-cell table:formula="of:=65535-[.E84]" office:value-type="float" office:value="65282" calcext:value-type="float">
            <text:p>652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0594631" calcext:value-type="float">
            <text:p>1.0594631</text:p>
          </table:table-cell>
          <table:table-cell table:formula="of:=[.B84]*[.C84]" office:value-type="float" office:value="1046.40040112326" calcext:value-type="float">
            <text:p>1046.4004011233</text:p>
          </table:table-cell>
          <table:table-cell table:formula="of:=ROUND(16000000/[.C85]; 0)" office:value-type="float" office:value="15291" calcext:value-type="float">
            <text:p>15291</text:p>
          </table:table-cell>
          <table:table-cell table:formula="of:=ROUND([.D85]/64)" office:value-type="float" office:value="239" calcext:value-type="float">
            <text:p>239</text:p>
          </table:table-cell>
          <table:table-cell table:formula="of:=16000000/(64*[.E85])" office:value-type="float" office:value="1046.02510460251" calcext:value-type="float">
            <text:p>1046.0251046025</text:p>
          </table:table-cell>
          <table:table-cell table:formula="of:=[.F85]-[.C85]" office:value-type="float" office:value="-0.375296520754091" calcext:value-type="float">
            <text:p>-0.3752965208</text:p>
          </table:table-cell>
          <table:table-cell table:formula="of:=[.G85]/[.F85]*100" office:value-type="float" office:value="-0.0358783473840911" calcext:value-type="float">
            <text:p>-0.0358783474</text:p>
          </table:table-cell>
          <table:table-cell table:formula="of:=65535-[.E85]" office:value-type="float" office:value="65296" calcext:value-type="float">
            <text:p>652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594631" calcext:value-type="float">
            <text:p>1.0594631</text:p>
          </table:table-cell>
          <table:table-cell table:formula="of:=[.B85]*[.C85]" office:value-type="float" office:value="1108.6226128153" calcext:value-type="float">
            <text:p>1108.6226128153</text:p>
          </table:table-cell>
          <table:table-cell table:formula="of:=ROUND(16000000/[.C86]; 0)" office:value-type="float" office:value="14432" calcext:value-type="float">
            <text:p>14432</text:p>
          </table:table-cell>
          <table:table-cell table:formula="of:=ROUND([.D86]/64)" office:value-type="float" office:value="226" calcext:value-type="float">
            <text:p>226</text:p>
          </table:table-cell>
          <table:table-cell table:formula="of:=16000000/(64*[.E86])" office:value-type="float" office:value="1106.19469026549" calcext:value-type="float">
            <text:p>1106.1946902655</text:p>
          </table:table-cell>
          <table:table-cell table:formula="of:=[.F86]-[.C86]" office:value-type="float" office:value="-2.42792254981077" calcext:value-type="float">
            <text:p>-2.4279225498</text:p>
          </table:table-cell>
          <table:table-cell table:formula="of:=[.G86]/[.F86]*100" office:value-type="float" office:value="-0.219484198502894" calcext:value-type="float">
            <text:p>-0.2194841985</text:p>
          </table:table-cell>
          <table:table-cell table:formula="of:=65535-[.E86]" office:value-type="float" office:value="65309" calcext:value-type="float">
            <text:p>653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0594631" calcext:value-type="float">
            <text:p>1.0594631</text:p>
          </table:table-cell>
          <table:table-cell table:formula="of:=[.B86]*[.C86]" office:value-type="float" office:value="1174.5447501034" calcext:value-type="float">
            <text:p>1174.5447501034</text:p>
          </table:table-cell>
          <table:table-cell table:formula="of:=ROUND(16000000/[.C87]; 0)" office:value-type="float" office:value="13622" calcext:value-type="float">
            <text:p>13622</text:p>
          </table:table-cell>
          <table:table-cell table:formula="of:=ROUND([.D87]/64)" office:value-type="float" office:value="213" calcext:value-type="float">
            <text:p>213</text:p>
          </table:table-cell>
          <table:table-cell table:formula="of:=16000000/(64*[.E87])" office:value-type="float" office:value="1173.70892018779" calcext:value-type="float">
            <text:p>1173.7089201878</text:p>
          </table:table-cell>
          <table:table-cell table:formula="of:=[.F87]-[.C87]" office:value-type="float" office:value="-0.835829915601607" calcext:value-type="float">
            <text:p>-0.8358299156</text:p>
          </table:table-cell>
          <table:table-cell table:formula="of:=[.G87]/[.F87]*100" office:value-type="float" office:value="-0.071212708809257" calcext:value-type="float">
            <text:p>-0.0712127088</text:p>
          </table:table-cell>
          <table:table-cell table:formula="of:=65535-[.E87]" office:value-type="float" office:value="65322" calcext:value-type="float">
            <text:p>653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0594631" calcext:value-type="float">
            <text:p>1.0594631</text:p>
          </table:table-cell>
          <table:table-cell table:formula="of:=[.B87]*[.C87]" office:value-type="float" office:value="1244.38682203327" calcext:value-type="float">
            <text:p>1244.3868220333</text:p>
          </table:table-cell>
          <table:table-cell table:formula="of:=ROUND(16000000/[.C88]; 0)" office:value-type="float" office:value="12858" calcext:value-type="float">
            <text:p>12858</text:p>
          </table:table-cell>
          <table:table-cell table:formula="of:=ROUND([.D88]/64)" office:value-type="float" office:value="201" calcext:value-type="float">
            <text:p>201</text:p>
          </table:table-cell>
          <table:table-cell table:formula="of:=16000000/(64*[.E88])" office:value-type="float" office:value="1243.78109452736" calcext:value-type="float">
            <text:p>1243.7810945274</text:p>
          </table:table-cell>
          <table:table-cell table:formula="of:=[.F88]-[.C88]" office:value-type="float" office:value="-0.605727505905179" calcext:value-type="float">
            <text:p>-0.6057275059</text:p>
          </table:table-cell>
          <table:table-cell table:formula="of:=[.G88]/[.F88]*100" office:value-type="float" office:value="-0.0487004914747764" calcext:value-type="float">
            <text:p>-0.0487004915</text:p>
          </table:table-cell>
          <table:table-cell table:formula="of:=65535-[.E88]" office:value-type="float" office:value="65334" calcext:value-type="float">
            <text:p>653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0594631" calcext:value-type="float">
            <text:p>1.0594631</text:p>
          </table:table-cell>
          <table:table-cell table:formula="of:=[.B88]*[.C88]" office:value-type="float" office:value="1318.38192007052" calcext:value-type="float">
            <text:p>1318.3819200705</text:p>
          </table:table-cell>
          <table:table-cell table:formula="of:=ROUND(16000000/[.C89]; 0)" office:value-type="float" office:value="12136" calcext:value-type="float">
            <text:p>12136</text:p>
          </table:table-cell>
          <table:table-cell table:formula="of:=ROUND([.D89]/64)" office:value-type="float" office:value="190" calcext:value-type="float">
            <text:p>190</text:p>
          </table:table-cell>
          <table:table-cell table:formula="of:=16000000/(64*[.E89])" office:value-type="float" office:value="1315.78947368421" calcext:value-type="float">
            <text:p>1315.7894736842</text:p>
          </table:table-cell>
          <table:table-cell table:formula="of:=[.F89]-[.C89]" office:value-type="float" office:value="-2.59244638630435" calcext:value-type="float">
            <text:p>-2.5924463863</text:p>
          </table:table-cell>
          <table:table-cell table:formula="of:=[.G89]/[.F89]*100" office:value-type="float" office:value="-0.19702592535913" calcext:value-type="float">
            <text:p>-0.1970259254</text:p>
          </table:table-cell>
          <table:table-cell table:formula="of:=65535-[.E89]" office:value-type="float" office:value="65345" calcext:value-type="float">
            <text:p>653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0594631" calcext:value-type="float">
            <text:p>1.0594631</text:p>
          </table:table-cell>
          <table:table-cell table:formula="of:=[.B89]*[.C89]" office:value-type="float" office:value="1396.77699602186" calcext:value-type="float">
            <text:p>1396.7769960219</text:p>
          </table:table-cell>
          <table:table-cell table:formula="of:=ROUND(16000000/[.C90]; 0)" office:value-type="float" office:value="11455" calcext:value-type="float">
            <text:p>11455</text:p>
          </table:table-cell>
          <table:table-cell table:formula="of:=ROUND([.D90]/64)" office:value-type="float" office:value="179" calcext:value-type="float">
            <text:p>179</text:p>
          </table:table-cell>
          <table:table-cell table:formula="of:=16000000/(64*[.E90])" office:value-type="float" office:value="1396.64804469274" calcext:value-type="float">
            <text:p>1396.6480446927</text:p>
          </table:table-cell>
          <table:table-cell table:formula="of:=[.F90]-[.C90]" office:value-type="float" office:value="-0.128951329122856" calcext:value-type="float">
            <text:p>-0.1289513291</text:p>
          </table:table-cell>
          <table:table-cell table:formula="of:=[.G90]/[.F90]*100" office:value-type="float" office:value="-0.00923291516519648" calcext:value-type="float">
            <text:p>-0.0092329152</text:p>
          </table:table-cell>
          <table:table-cell table:formula="of:=65535-[.E90]" office:value-type="float" office:value="65356" calcext:value-type="float">
            <text:p>653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594631" calcext:value-type="float">
            <text:p>1.0594631</text:p>
          </table:table-cell>
          <table:table-cell table:formula="of:=[.B90]*[.C90]" office:value-type="float" office:value="1479.83368621401" calcext:value-type="float">
            <text:p>1479.833686214</text:p>
          </table:table-cell>
          <table:table-cell table:formula="of:=ROUND(16000000/[.C91]; 0)" office:value-type="float" office:value="10812" calcext:value-type="float">
            <text:p>10812</text:p>
          </table:table-cell>
          <table:table-cell table:formula="of:=ROUND([.D91]/64)" office:value-type="float" office:value="169" calcext:value-type="float">
            <text:p>169</text:p>
          </table:table-cell>
          <table:table-cell table:formula="of:=16000000/(64*[.E91])" office:value-type="float" office:value="1479.2899408284" calcext:value-type="float">
            <text:p>1479.2899408284</text:p>
          </table:table-cell>
          <table:table-cell table:formula="of:=[.F91]-[.C91]" office:value-type="float" office:value="-0.543745385605462" calcext:value-type="float">
            <text:p>-0.5437453856</text:p>
          </table:table-cell>
          <table:table-cell table:formula="of:=[.G91]/[.F91]*100" office:value-type="float" office:value="-0.0367571880669292" calcext:value-type="float">
            <text:p>-0.0367571881</text:p>
          </table:table-cell>
          <table:table-cell table:formula="of:=65535-[.E91]" office:value-type="float" office:value="65366" calcext:value-type="float">
            <text:p>653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594631" calcext:value-type="float">
            <text:p>1.0594631</text:p>
          </table:table-cell>
          <table:table-cell table:formula="of:=[.B91]*[.C91]" office:value-type="float" office:value="1567.82918468072" calcext:value-type="float">
            <text:p>1567.8291846807</text:p>
          </table:table-cell>
          <table:table-cell table:formula="of:=ROUND(16000000/[.C92]; 0)" office:value-type="float" office:value="10205" calcext:value-type="float">
            <text:p>10205</text:p>
          </table:table-cell>
          <table:table-cell table:formula="of:=ROUND([.D92]/64)" office:value-type="float" office:value="159" calcext:value-type="float">
            <text:p>159</text:p>
          </table:table-cell>
          <table:table-cell table:formula="of:=16000000/(64*[.E92])" office:value-type="float" office:value="1572.32704402516" calcext:value-type="float">
            <text:p>1572.3270440252</text:p>
          </table:table-cell>
          <table:table-cell table:formula="of:=[.F92]-[.C92]" office:value-type="float" office:value="4.49785934443685" calcext:value-type="float">
            <text:p>4.4978593444</text:p>
          </table:table-cell>
          <table:table-cell table:formula="of:=[.G92]/[.F92]*100" office:value-type="float" office:value="0.286063854306183" calcext:value-type="float">
            <text:p>0.2860638543</text:p>
          </table:table-cell>
          <table:table-cell table:formula="of:=65535-[.E92]" office:value-type="float" office:value="65376" calcext:value-type="float">
            <text:p>653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0594631" calcext:value-type="float">
            <text:p>1.0594631</text:p>
          </table:table-cell>
          <table:table-cell table:formula="of:=[.B92]*[.C92]" office:value-type="float" office:value="1661.05716827231" calcext:value-type="float">
            <text:p>1661.0571682723</text:p>
          </table:table-cell>
          <table:table-cell table:formula="of:=ROUND(16000000/[.C93]; 0)" office:value-type="float" office:value="9632" calcext:value-type="float">
            <text:p>9632</text:p>
          </table:table-cell>
          <table:table-cell table:formula="of:=ROUND([.D93]/64)" office:value-type="float" office:value="151" calcext:value-type="float">
            <text:p>151</text:p>
          </table:table-cell>
          <table:table-cell table:formula="of:=16000000/(64*[.E93])" office:value-type="float" office:value="1655.62913907285" calcext:value-type="float">
            <text:p>1655.6291390729</text:p>
          </table:table-cell>
          <table:table-cell table:formula="of:=[.F93]-[.C93]" office:value-type="float" office:value="-5.42802919946098" calcext:value-type="float">
            <text:p>-5.4280291995</text:p>
          </table:table-cell>
          <table:table-cell table:formula="of:=[.G93]/[.F93]*100" office:value-type="float" office:value="-0.327852963647443" calcext:value-type="float">
            <text:p>-0.3278529636</text:p>
          </table:table-cell>
          <table:table-cell table:formula="of:=65535-[.E93]" office:value-type="float" office:value="65384" calcext:value-type="float">
            <text:p>653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0594631" calcext:value-type="float">
            <text:p>1.0594631</text:p>
          </table:table-cell>
          <table:table-cell table:formula="of:=[.B93]*[.C93]" office:value-type="float" office:value="1759.828776775" calcext:value-type="float">
            <text:p>1759.828776775</text:p>
          </table:table-cell>
          <table:table-cell table:formula="of:=ROUND(16000000/[.C94]; 0)" office:value-type="float" office:value="9092" calcext:value-type="float">
            <text:p>9092</text:p>
          </table:table-cell>
          <table:table-cell table:formula="of:=ROUND([.D94]/64)" office:value-type="float" office:value="142" calcext:value-type="float">
            <text:p>142</text:p>
          </table:table-cell>
          <table:table-cell table:formula="of:=16000000/(64*[.E94])" office:value-type="float" office:value="1760.56338028169" calcext:value-type="float">
            <text:p>1760.5633802817</text:p>
          </table:table-cell>
          <table:table-cell table:formula="of:=[.F94]-[.C94]" office:value-type="float" office:value="0.734603506688245" calcext:value-type="float">
            <text:p>0.7346035067</text:p>
          </table:table-cell>
          <table:table-cell table:formula="of:=[.G94]/[.F94]*100" office:value-type="float" office:value="0.0417254791798923" calcext:value-type="float">
            <text:p>0.0417254792</text:p>
          </table:table-cell>
          <table:table-cell table:formula="of:=65535-[.E94]" office:value-type="float" office:value="65393" calcext:value-type="float">
            <text:p>653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0594631" calcext:value-type="float">
            <text:p>1.0594631</text:p>
          </table:table-cell>
          <table:table-cell table:formula="of:=[.B94]*[.C94]" office:value-type="float" office:value="1864.47365131125" calcext:value-type="float">
            <text:p>1864.4736513113</text:p>
          </table:table-cell>
          <table:table-cell table:formula="of:=ROUND(16000000/[.C95]; 0)" office:value-type="float" office:value="8582" calcext:value-type="float">
            <text:p>8582</text:p>
          </table:table-cell>
          <table:table-cell table:formula="of:=ROUND([.D95]/64)" office:value-type="float" office:value="134" calcext:value-type="float">
            <text:p>134</text:p>
          </table:table-cell>
          <table:table-cell table:formula="of:=16000000/(64*[.E95])" office:value-type="float" office:value="1865.67164179104" calcext:value-type="float">
            <text:p>1865.6716417911</text:p>
          </table:table-cell>
          <table:table-cell table:formula="of:=[.F95]-[.C95]" office:value-type="float" office:value="1.19799047979313" calcext:value-type="float">
            <text:p>1.1979904798</text:p>
          </table:table-cell>
          <table:table-cell table:formula="of:=[.G95]/[.F95]*100" office:value-type="float" office:value="0.064212289716912" calcext:value-type="float">
            <text:p>0.0642122897</text:p>
          </table:table-cell>
          <table:table-cell table:formula="of:=65535-[.E95]" office:value-type="float" office:value="65401" calcext:value-type="float">
            <text:p>654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594631" calcext:value-type="float">
            <text:p>1.0594631</text:p>
          </table:table-cell>
          <table:table-cell table:formula="of:=[.B95]*[.C95]" office:value-type="float" office:value="1975.34103448654" calcext:value-type="float">
            <text:p>1975.3410344865</text:p>
          </table:table-cell>
          <table:table-cell table:formula="of:=ROUND(16000000/[.C96]; 0)" office:value-type="float" office:value="8100" calcext:value-type="float">
            <text:p>8100</text:p>
          </table:table-cell>
          <table:table-cell table:formula="of:=ROUND([.D96]/64)" office:value-type="float" office:value="127" calcext:value-type="float">
            <text:p>127</text:p>
          </table:table-cell>
          <table:table-cell table:formula="of:=16000000/(64*[.E96])" office:value-type="float" office:value="1968.50393700787" calcext:value-type="float">
            <text:p>1968.5039370079</text:p>
          </table:table-cell>
          <table:table-cell table:formula="of:=[.F96]-[.C96]" office:value-type="float" office:value="-6.83709747866374" calcext:value-type="float">
            <text:p>-6.8370974787</text:p>
          </table:table-cell>
          <table:table-cell table:formula="of:=[.G96]/[.F96]*100" office:value-type="float" office:value="-0.347324551916118" calcext:value-type="float">
            <text:p>-0.3473245519</text:p>
          </table:table-cell>
          <table:table-cell table:formula="of:=65535-[.E96]" office:value-type="float" office:value="65408" calcext:value-type="float">
            <text:p>654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0594631" calcext:value-type="float">
            <text:p>1.0594631</text:p>
          </table:table-cell>
          <table:table-cell table:formula="of:=[.B96]*[.C96]" office:value-type="float" office:value="2092.80093595431" calcext:value-type="float">
            <text:p>2092.8009359543</text:p>
          </table:table-cell>
          <table:table-cell table:formula="of:=ROUND(16000000/[.C97]; 0)" office:value-type="float" office:value="7645" calcext:value-type="float">
            <text:p>7645</text:p>
          </table:table-cell>
          <table:table-cell table:formula="of:=ROUND([.D97]/64)" office:value-type="float" office:value="119" calcext:value-type="float">
            <text:p>119</text:p>
          </table:table-cell>
          <table:table-cell table:formula="of:=16000000/(64*[.E97])" office:value-type="float" office:value="2100.84033613445" calcext:value-type="float">
            <text:p>2100.8403361345</text:p>
          </table:table-cell>
          <table:table-cell table:formula="of:=[.F97]-[.C97]" office:value-type="float" office:value="8.03940018013964" calcext:value-type="float">
            <text:p>8.0394001801</text:p>
          </table:table-cell>
          <table:table-cell table:formula="of:=[.G97]/[.F97]*100" office:value-type="float" office:value="0.382675448574647" calcext:value-type="float">
            <text:p>0.3826754486</text:p>
          </table:table-cell>
          <table:table-cell table:formula="of:=65535-[.E97]" office:value-type="float" office:value="65416" calcext:value-type="float">
            <text:p>654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0594631" calcext:value-type="float">
            <text:p>1.0594631</text:p>
          </table:table-cell>
          <table:table-cell table:formula="of:=[.B97]*[.C97]" office:value-type="float" office:value="2217.24536728906" calcext:value-type="float">
            <text:p>2217.2453672891</text:p>
          </table:table-cell>
          <table:table-cell table:formula="of:=ROUND(16000000/[.C98]; 0)" office:value-type="float" office:value="7216" calcext:value-type="float">
            <text:p>7216</text:p>
          </table:table-cell>
          <table:table-cell table:formula="of:=ROUND([.D98]/64)" office:value-type="float" office:value="113" calcext:value-type="float">
            <text:p>113</text:p>
          </table:table-cell>
          <table:table-cell table:formula="of:=16000000/(64*[.E98])" office:value-type="float" office:value="2212.38938053097" calcext:value-type="float">
            <text:p>2212.389380531</text:p>
          </table:table-cell>
          <table:table-cell table:formula="of:=[.F98]-[.C98]" office:value-type="float" office:value="-4.85598675808615" calcext:value-type="float">
            <text:p>-4.8559867581</text:p>
          </table:table-cell>
          <table:table-cell table:formula="of:=[.G98]/[.F98]*100" office:value-type="float" office:value="-0.219490601465494" calcext:value-type="float">
            <text:p>-0.2194906015</text:p>
          </table:table-cell>
          <table:table-cell table:formula="of:=65535-[.E98]" office:value-type="float" office:value="65422" calcext:value-type="float">
            <text:p>654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0594631" calcext:value-type="float">
            <text:p>1.0594631</text:p>
          </table:table-cell>
          <table:table-cell table:formula="of:=[.B98]*[.C98]" office:value-type="float" office:value="2349.08965028871" calcext:value-type="float">
            <text:p>2349.0896502887</text:p>
          </table:table-cell>
          <table:table-cell table:formula="of:=ROUND(16000000/[.C99]; 0)" office:value-type="float" office:value="6811" calcext:value-type="float">
            <text:p>6811</text:p>
          </table:table-cell>
          <table:table-cell table:formula="of:=ROUND([.D99]/64)" office:value-type="float" office:value="106" calcext:value-type="float">
            <text:p>106</text:p>
          </table:table-cell>
          <table:table-cell table:formula="of:=16000000/(64*[.E99])" office:value-type="float" office:value="2358.49056603774" calcext:value-type="float">
            <text:p>2358.4905660377</text:p>
          </table:table-cell>
          <table:table-cell table:formula="of:=[.F99]-[.C99]" office:value-type="float" office:value="9.40091574902999" calcext:value-type="float">
            <text:p>9.400915749</text:p>
          </table:table-cell>
          <table:table-cell table:formula="of:=[.G99]/[.F99]*100" office:value-type="float" office:value="0.398598827758872" calcext:value-type="float">
            <text:p>0.3985988278</text:p>
          </table:table-cell>
          <table:table-cell table:formula="of:=65535-[.E99]" office:value-type="float" office:value="65429" calcext:value-type="float">
            <text:p>654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0594631" calcext:value-type="float">
            <text:p>1.0594631</text:p>
          </table:table-cell>
          <table:table-cell table:formula="of:=[.B99]*[.C99]" office:value-type="float" office:value="2488.77380307279" calcext:value-type="float">
            <text:p>2488.7738030728</text:p>
          </table:table-cell>
          <table:table-cell table:formula="of:=ROUND(16000000/[.C100]; 0)" office:value-type="float" office:value="6429" calcext:value-type="float">
            <text:p>6429</text:p>
          </table:table-cell>
          <table:table-cell table:formula="of:=ROUND([.D100]/64)" office:value-type="float" office:value="100" calcext:value-type="float">
            <text:p>100</text:p>
          </table:table-cell>
          <table:table-cell table:formula="of:=16000000/(64*[.E100])" office:value-type="float" office:value="2500" calcext:value-type="float">
            <text:p>2500</text:p>
          </table:table-cell>
          <table:table-cell table:formula="of:=[.F100]-[.C100]" office:value-type="float" office:value="11.2261969272117" calcext:value-type="float">
            <text:p>11.2261969272</text:p>
          </table:table-cell>
          <table:table-cell table:formula="of:=[.G100]/[.F100]*100" office:value-type="float" office:value="0.449047877088469" calcext:value-type="float">
            <text:p>0.4490478771</text:p>
          </table:table-cell>
          <table:table-cell table:formula="of:=65535-[.E100]" office:value-type="float" office:value="65435" calcext:value-type="float">
            <text:p>654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594631" calcext:value-type="float">
            <text:p>1.0594631</text:p>
          </table:table-cell>
          <table:table-cell table:formula="of:=[.B100]*[.C100]" office:value-type="float" office:value="2636.76400860229" calcext:value-type="float">
            <text:p>2636.7640086023</text:p>
          </table:table-cell>
          <table:table-cell table:formula="of:=ROUND(16000000/[.C101]; 0)" office:value-type="float" office:value="6068" calcext:value-type="float">
            <text:p>6068</text:p>
          </table:table-cell>
          <table:table-cell table:formula="of:=ROUND([.D101]/64)" office:value-type="float" office:value="95" calcext:value-type="float">
            <text:p>95</text:p>
          </table:table-cell>
          <table:table-cell table:formula="of:=16000000/(64*[.E101])" office:value-type="float" office:value="2631.57894736842" calcext:value-type="float">
            <text:p>2631.5789473684</text:p>
          </table:table-cell>
          <table:table-cell table:formula="of:=[.F101]-[.C101]" office:value-type="float" office:value="-5.18506123386487" calcext:value-type="float">
            <text:p>-5.1850612339</text:p>
          </table:table-cell>
          <table:table-cell table:formula="of:=[.G101]/[.F101]*100" office:value-type="float" office:value="-0.197032326886865" calcext:value-type="float">
            <text:p>-0.1970323269</text:p>
          </table:table-cell>
          <table:table-cell table:formula="of:=65535-[.E101]" office:value-type="float" office:value="65440" calcext:value-type="float">
            <text:p>654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0594631" calcext:value-type="float">
            <text:p>1.0594631</text:p>
          </table:table-cell>
          <table:table-cell table:formula="of:=[.B101]*[.C101]" office:value-type="float" office:value="2793.55417052221" calcext:value-type="float">
            <text:p>2793.5541705222</text:p>
          </table:table-cell>
          <table:table-cell table:formula="of:=ROUND(16000000/[.C102]; 0)" office:value-type="float" office:value="5727" calcext:value-type="float">
            <text:p>5727</text:p>
          </table:table-cell>
          <table:table-cell table:formula="of:=ROUND([.D102]/64)" office:value-type="float" office:value="89" calcext:value-type="float">
            <text:p>89</text:p>
          </table:table-cell>
          <table:table-cell table:formula="of:=16000000/(64*[.E102])" office:value-type="float" office:value="2808.98876404494" calcext:value-type="float">
            <text:p>2808.988764045</text:p>
          </table:table-cell>
          <table:table-cell table:formula="of:=[.F102]-[.C102]" office:value-type="float" office:value="15.4345935227389" calcext:value-type="float">
            <text:p>15.4345935227</text:p>
          </table:table-cell>
          <table:table-cell table:formula="of:=[.G102]/[.F102]*100" office:value-type="float" office:value="0.549471529409503" calcext:value-type="float">
            <text:p>0.5494715294</text:p>
          </table:table-cell>
          <table:table-cell table:formula="of:=65535-[.E102]" office:value-type="float" office:value="65446" calcext:value-type="float">
            <text:p>654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594631" calcext:value-type="float">
            <text:p>1.0594631</text:p>
          </table:table-cell>
          <table:table-cell table:formula="of:=[.B102]*[.C102]" office:value-type="float" office:value="2959.66756151938" calcext:value-type="float">
            <text:p>2959.6675615194</text:p>
          </table:table-cell>
          <table:table-cell table:formula="of:=ROUND(16000000/[.C103]; 0)" office:value-type="float" office:value="5406" calcext:value-type="float">
            <text:p>5406</text:p>
          </table:table-cell>
          <table:table-cell table:formula="of:=ROUND([.D103]/64)" office:value-type="float" office:value="84" calcext:value-type="float">
            <text:p>84</text:p>
          </table:table-cell>
          <table:table-cell table:formula="of:=16000000/(64*[.E103])" office:value-type="float" office:value="2976.19047619048" calcext:value-type="float">
            <text:p>2976.1904761905</text:p>
          </table:table-cell>
          <table:table-cell table:formula="of:=[.F103]-[.C103]" office:value-type="float" office:value="16.5229146710922" calcext:value-type="float">
            <text:p>16.5229146711</text:p>
          </table:table-cell>
          <table:table-cell table:formula="of:=[.G103]/[.F103]*100" office:value-type="float" office:value="0.555169932948697" calcext:value-type="float">
            <text:p>0.5551699329</text:p>
          </table:table-cell>
          <table:table-cell table:formula="of:=65535-[.E103]" office:value-type="float" office:value="65451" calcext:value-type="float">
            <text:p>654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594631" calcext:value-type="float">
            <text:p>1.0594631</text:p>
          </table:table-cell>
          <table:table-cell table:formula="of:=[.B103]*[.C103]" office:value-type="float" office:value="3135.65856969677" calcext:value-type="float">
            <text:p>3135.6585696968</text:p>
          </table:table-cell>
          <table:table-cell table:formula="of:=ROUND(16000000/[.C104]; 0)" office:value-type="float" office:value="5103" calcext:value-type="float">
            <text:p>5103</text:p>
          </table:table-cell>
          <table:table-cell table:formula="of:=ROUND([.D104]/64)" office:value-type="float" office:value="80" calcext:value-type="float">
            <text:p>80</text:p>
          </table:table-cell>
          <table:table-cell table:formula="of:=16000000/(64*[.E104])" office:value-type="float" office:value="3125" calcext:value-type="float">
            <text:p>3125</text:p>
          </table:table-cell>
          <table:table-cell table:formula="of:=[.F104]-[.C104]" office:value-type="float" office:value="-10.6585696967677" calcext:value-type="float">
            <text:p>-10.6585696968</text:p>
          </table:table-cell>
          <table:table-cell table:formula="of:=[.G104]/[.F104]*100" office:value-type="float" office:value="-0.341074230296566" calcext:value-type="float">
            <text:p>-0.3410742303</text:p>
          </table:table-cell>
          <table:table-cell table:formula="of:=65535-[.E104]" office:value-type="float" office:value="65455" calcext:value-type="float">
            <text:p>654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594631" calcext:value-type="float">
            <text:p>1.0594631</text:p>
          </table:table-cell>
          <table:table-cell table:formula="of:=[.B104]*[.C104]" office:value-type="float" office:value="3322.1145487925" calcext:value-type="float">
            <text:p>3322.1145487925</text:p>
          </table:table-cell>
          <table:table-cell table:formula="of:=ROUND(16000000/[.C105]; 0)" office:value-type="float" office:value="4816" calcext:value-type="float">
            <text:p>4816</text:p>
          </table:table-cell>
          <table:table-cell table:formula="of:=ROUND([.D105]/64)" office:value-type="float" office:value="75" calcext:value-type="float">
            <text:p>75</text:p>
          </table:table-cell>
          <table:table-cell table:formula="of:=16000000/(64*[.E105])" office:value-type="float" office:value="3333.33333333333" calcext:value-type="float">
            <text:p>3333.3333333333</text:p>
          </table:table-cell>
          <table:table-cell table:formula="of:=[.F105]-[.C105]" office:value-type="float" office:value="11.2187845408298" calcext:value-type="float">
            <text:p>11.2187845408</text:p>
          </table:table-cell>
          <table:table-cell table:formula="of:=[.G105]/[.F105]*100" office:value-type="float" office:value="0.336563536224894" calcext:value-type="float">
            <text:p>0.3365635362</text:p>
          </table:table-cell>
          <table:table-cell table:formula="of:=65535-[.E105]" office:value-type="float" office:value="65460" calcext:value-type="float">
            <text:p>654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594631" calcext:value-type="float">
            <text:p>1.0594631</text:p>
          </table:table-cell>
          <table:table-cell table:formula="of:=[.B105]*[.C105]" office:value-type="float" office:value="3519.65777841881" calcext:value-type="float">
            <text:p>3519.6577784188</text:p>
          </table:table-cell>
          <table:table-cell table:formula="of:=ROUND(16000000/[.C106]; 0)" office:value-type="float" office:value="4546" calcext:value-type="float">
            <text:p>4546</text:p>
          </table:table-cell>
          <table:table-cell table:formula="of:=ROUND([.D106]/64)" office:value-type="float" office:value="71" calcext:value-type="float">
            <text:p>71</text:p>
          </table:table-cell>
          <table:table-cell table:formula="of:=16000000/(64*[.E106])" office:value-type="float" office:value="3521.12676056338" calcext:value-type="float">
            <text:p>3521.1267605634</text:p>
          </table:table-cell>
          <table:table-cell table:formula="of:=[.F106]-[.C106]" office:value-type="float" office:value="1.46898214457269" calcext:value-type="float">
            <text:p>1.4689821446</text:p>
          </table:table-cell>
          <table:table-cell table:formula="of:=[.G106]/[.F106]*100" office:value-type="float" office:value="0.0417190929058645" calcext:value-type="float">
            <text:p>0.0417190929</text:p>
          </table:table-cell>
          <table:table-cell table:formula="of:=65535-[.E106]" office:value-type="float" office:value="65464" calcext:value-type="float">
            <text:p>654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594631" calcext:value-type="float">
            <text:p>1.0594631</text:p>
          </table:table-cell>
          <table:table-cell table:formula="of:=[.B106]*[.C106]" office:value-type="float" office:value="3728.9475408627" calcext:value-type="float">
            <text:p>3728.9475408627</text:p>
          </table:table-cell>
          <table:table-cell table:formula="of:=ROUND(16000000/[.C107]; 0)" office:value-type="float" office:value="4291" calcext:value-type="float">
            <text:p>4291</text:p>
          </table:table-cell>
          <table:table-cell table:formula="of:=ROUND([.D107]/64)" office:value-type="float" office:value="67" calcext:value-type="float">
            <text:p>67</text:p>
          </table:table-cell>
          <table:table-cell table:formula="of:=16000000/(64*[.E107])" office:value-type="float" office:value="3731.34328358209" calcext:value-type="float">
            <text:p>3731.3432835821</text:p>
          </table:table-cell>
          <table:table-cell table:formula="of:=[.F107]-[.C107]" office:value-type="float" office:value="2.39574271938636" calcext:value-type="float">
            <text:p>2.3957427194</text:p>
          </table:table-cell>
          <table:table-cell table:formula="of:=[.G107]/[.F107]*100" office:value-type="float" office:value="0.0642059048795545" calcext:value-type="float">
            <text:p>0.0642059049</text:p>
          </table:table-cell>
          <table:table-cell table:formula="of:=65535-[.E107]" office:value-type="float" office:value="65468" calcext:value-type="float">
            <text:p>654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594631" calcext:value-type="float">
            <text:p>1.0594631</text:p>
          </table:table-cell>
          <table:table-cell table:formula="of:=[.B107]*[.C107]" office:value-type="float" office:value="3950.68232137978" calcext:value-type="float">
            <text:p>3950.6823213798</text:p>
          </table:table-cell>
          <table:table-cell table:formula="of:=ROUND(16000000/[.C108]; 0)" office:value-type="float" office:value="4050" calcext:value-type="float">
            <text:p>4050</text:p>
          </table:table-cell>
          <table:table-cell table:formula="of:=ROUND([.D108]/64)" office:value-type="float" office:value="63" calcext:value-type="float">
            <text:p>63</text:p>
          </table:table-cell>
          <table:table-cell table:formula="of:=16000000/(64*[.E108])" office:value-type="float" office:value="3968.25396825397" calcext:value-type="float">
            <text:p>3968.253968254</text:p>
          </table:table-cell>
          <table:table-cell table:formula="of:=[.F108]-[.C108]" office:value-type="float" office:value="17.5716468741916" calcext:value-type="float">
            <text:p>17.5716468742</text:p>
          </table:table-cell>
          <table:table-cell table:formula="of:=[.G108]/[.F108]*100" office:value-type="float" office:value="0.442805501229629" calcext:value-type="float">
            <text:p>0.4428055012</text:p>
          </table:table-cell>
          <table:table-cell table:formula="of:=65535-[.E108]" office:value-type="float" office:value="65472" calcext:value-type="float">
            <text:p>654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594631" calcext:value-type="float">
            <text:p>1.0594631</text:p>
          </table:table-cell>
          <table:table-cell table:formula="of:=[.B108]*[.C108]" office:value-type="float" office:value="4185.60213932421" calcext:value-type="float">
            <text:p>4185.6021393242</text:p>
          </table:table-cell>
          <table:table-cell table:formula="of:=ROUND(16000000/[.C109]; 0)" office:value-type="float" office:value="3823" calcext:value-type="float">
            <text:p>3823</text:p>
          </table:table-cell>
          <table:table-cell table:formula="of:=ROUND([.D109]/64)" office:value-type="float" office:value="60" calcext:value-type="float">
            <text:p>60</text:p>
          </table:table-cell>
          <table:table-cell table:formula="of:=16000000/(64*[.E109])" office:value-type="float" office:value="4166.66666666667" calcext:value-type="float">
            <text:p>4166.6666666667</text:p>
          </table:table-cell>
          <table:table-cell table:formula="of:=[.F109]-[.C109]" office:value-type="float" office:value="-18.9354726575475" calcext:value-type="float">
            <text:p>-18.9354726575</text:p>
          </table:table-cell>
          <table:table-cell table:formula="of:=[.G109]/[.F109]*100" office:value-type="float" office:value="-0.45445134378114" calcext:value-type="float">
            <text:p>-0.4544513438</text:p>
          </table:table-cell>
          <table:table-cell table:formula="of:=65535-[.E109]" office:value-type="float" office:value="65475" calcext:value-type="float">
            <text:p>654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594631" calcext:value-type="float">
            <text:p>1.0594631</text:p>
          </table:table-cell>
          <table:table-cell table:formula="of:=[.B109]*[.C109]" office:value-type="float" office:value="4434.49101789506" calcext:value-type="float">
            <text:p>4434.4910178951</text:p>
          </table:table-cell>
          <table:table-cell table:formula="of:=ROUND(16000000/[.C110]; 0)" office:value-type="float" office:value="3608" calcext:value-type="float">
            <text:p>3608</text:p>
          </table:table-cell>
          <table:table-cell table:formula="of:=ROUND([.D110]/64)" office:value-type="float" office:value="56" calcext:value-type="float">
            <text:p>56</text:p>
          </table:table-cell>
          <table:table-cell table:formula="of:=16000000/(64*[.E110])" office:value-type="float" office:value="4464.28571428571" calcext:value-type="float">
            <text:p>4464.2857142857</text:p>
          </table:table-cell>
          <table:table-cell table:formula="of:=[.F110]-[.C110]" office:value-type="float" office:value="29.7946963906497" calcext:value-type="float">
            <text:p>29.7946963906</text:p>
          </table:table-cell>
          <table:table-cell table:formula="of:=[.G110]/[.F110]*100" office:value-type="float" office:value="0.667401199150554" calcext:value-type="float">
            <text:p>0.6674011992</text:p>
          </table:table-cell>
          <table:table-cell table:formula="of:=65535-[.E110]" office:value-type="float" office:value="65479" calcext:value-type="float">
            <text:p>654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594631" calcext:value-type="float">
            <text:p>1.0594631</text:p>
          </table:table-cell>
          <table:table-cell table:formula="of:=[.B110]*[.C110]" office:value-type="float" office:value="4698.17960074126" calcext:value-type="float">
            <text:p>4698.1796007413</text:p>
          </table:table-cell>
          <table:table-cell table:formula="of:=ROUND(16000000/[.C111]; 0)" office:value-type="float" office:value="3406" calcext:value-type="float">
            <text:p>3406</text:p>
          </table:table-cell>
          <table:table-cell table:formula="of:=ROUND([.D111]/64)" office:value-type="float" office:value="53" calcext:value-type="float">
            <text:p>53</text:p>
          </table:table-cell>
          <table:table-cell table:formula="of:=16000000/(64*[.E111])" office:value-type="float" office:value="4716.98113207547" calcext:value-type="float">
            <text:p>4716.9811320755</text:p>
          </table:table-cell>
          <table:table-cell table:formula="of:=[.F111]-[.C111]" office:value-type="float" office:value="18.8015313342103" calcext:value-type="float">
            <text:p>18.8015313342</text:p>
          </table:table-cell>
          <table:table-cell table:formula="of:=[.G111]/[.F111]*100" office:value-type="float" office:value="0.398592464285258" calcext:value-type="float">
            <text:p>0.3985924643</text:p>
          </table:table-cell>
          <table:table-cell table:formula="of:=65535-[.E111]" office:value-type="float" office:value="65482" calcext:value-type="float">
            <text:p>654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0594631" calcext:value-type="float">
            <text:p>1.0594631</text:p>
          </table:table-cell>
          <table:table-cell table:formula="of:=[.B111]*[.C111]" office:value-type="float" office:value="4977.5479241581" calcext:value-type="float">
            <text:p>4977.5479241581</text:p>
          </table:table-cell>
          <table:table-cell table:formula="of:=ROUND(16000000/[.C112]; 0)" office:value-type="float" office:value="3214" calcext:value-type="float">
            <text:p>3214</text:p>
          </table:table-cell>
          <table:table-cell table:formula="of:=ROUND([.D112]/64)" office:value-type="float" office:value="50" calcext:value-type="float">
            <text:p>50</text:p>
          </table:table-cell>
          <table:table-cell table:formula="of:=16000000/(64*[.E112])" office:value-type="float" office:value="5000" calcext:value-type="float">
            <text:p>5000</text:p>
          </table:table-cell>
          <table:table-cell table:formula="of:=[.F112]-[.C112]" office:value-type="float" office:value="22.4520758419003" calcext:value-type="float">
            <text:p>22.4520758419</text:p>
          </table:table-cell>
          <table:table-cell table:formula="of:=[.G112]/[.F112]*100" office:value-type="float" office:value="0.449041516838006" calcext:value-type="float">
            <text:p>0.4490415168</text:p>
          </table:table-cell>
          <table:table-cell table:formula="of:=65535-[.E112]" office:value-type="float" office:value="65485" calcext:value-type="float">
            <text:p>654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0594631" calcext:value-type="float">
            <text:p>1.0594631</text:p>
          </table:table-cell>
          <table:table-cell table:formula="of:=[.B112]*[.C112]" office:value-type="float" office:value="5273.52835412711" calcext:value-type="float">
            <text:p>5273.5283541271</text:p>
          </table:table-cell>
          <table:table-cell table:formula="of:=ROUND(16000000/[.C113]; 0)" office:value-type="float" office:value="3034" calcext:value-type="float">
            <text:p>3034</text:p>
          </table:table-cell>
          <table:table-cell table:formula="of:=ROUND([.D113]/64)" office:value-type="float" office:value="47" calcext:value-type="float">
            <text:p>47</text:p>
          </table:table-cell>
          <table:table-cell table:formula="of:=16000000/(64*[.E113])" office:value-type="float" office:value="5319.14893617021" calcext:value-type="float">
            <text:p>5319.1489361702</text:p>
          </table:table-cell>
          <table:table-cell table:formula="of:=[.F113]-[.C113]" office:value-type="float" office:value="45.6205820431069" calcext:value-type="float">
            <text:p>45.6205820431</text:p>
          </table:table-cell>
          <table:table-cell table:formula="of:=[.G113]/[.F113]*100" office:value-type="float" office:value="0.857666942410409" calcext:value-type="float">
            <text:p>0.8576669424</text:p>
          </table:table-cell>
          <table:table-cell table:formula="of:=65535-[.E113]" office:value-type="float" office:value="65488" calcext:value-type="float">
            <text:p>654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0594631" calcext:value-type="float">
            <text:p>1.0594631</text:p>
          </table:table-cell>
          <table:table-cell table:formula="of:=[.B113]*[.C113]" office:value-type="float" office:value="5587.1086980014" calcext:value-type="float">
            <text:p>5587.1086980014</text:p>
          </table:table-cell>
          <table:table-cell table:formula="of:=ROUND(16000000/[.C114]; 0)" office:value-type="float" office:value="2864" calcext:value-type="float">
            <text:p>2864</text:p>
          </table:table-cell>
          <table:table-cell table:formula="of:=ROUND([.D114]/64)" office:value-type="float" office:value="45" calcext:value-type="float">
            <text:p>45</text:p>
          </table:table-cell>
          <table:table-cell table:formula="of:=16000000/(64*[.E114])" office:value-type="float" office:value="5555.55555555556" calcext:value-type="float">
            <text:p>5555.5555555556</text:p>
          </table:table-cell>
          <table:table-cell table:formula="of:=[.F114]-[.C114]" office:value-type="float" office:value="-31.5531424458459" calcext:value-type="float">
            <text:p>-31.5531424458</text:p>
          </table:table-cell>
          <table:table-cell table:formula="of:=[.G114]/[.F114]*100" office:value-type="float" office:value="-0.567956564025226" calcext:value-type="float">
            <text:p>-0.567956564</text:p>
          </table:table-cell>
          <table:table-cell table:formula="of:=65535-[.E114]" office:value-type="float" office:value="65490" calcext:value-type="float">
            <text:p>654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0594631" calcext:value-type="float">
            <text:p>1.0594631</text:p>
          </table:table-cell>
          <table:table-cell table:formula="of:=[.B114]*[.C114]" office:value-type="float" office:value="5919.33550122153" calcext:value-type="float">
            <text:p>5919.3355012215</text:p>
          </table:table-cell>
          <table:table-cell table:formula="of:=ROUND(16000000/[.C115]; 0)" office:value-type="float" office:value="2703" calcext:value-type="float">
            <text:p>2703</text:p>
          </table:table-cell>
          <table:table-cell table:formula="of:=ROUND([.D115]/64)" office:value-type="float" office:value="42" calcext:value-type="float">
            <text:p>42</text:p>
          </table:table-cell>
          <table:table-cell table:formula="of:=16000000/(64*[.E115])" office:value-type="float" office:value="5952.38095238095" calcext:value-type="float">
            <text:p>5952.380952381</text:p>
          </table:table-cell>
          <table:table-cell table:formula="of:=[.F115]-[.C115]" office:value-type="float" office:value="33.0454511594235" calcext:value-type="float">
            <text:p>33.0454511594</text:p>
          </table:table-cell>
          <table:table-cell table:formula="of:=[.G115]/[.F115]*100" office:value-type="float" office:value="0.555163579478314" calcext:value-type="float">
            <text:p>0.5551635795</text:p>
          </table:table-cell>
          <table:table-cell table:formula="of:=65535-[.E115]" office:value-type="float" office:value="65493" calcext:value-type="float">
            <text:p>654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0594631" calcext:value-type="float">
            <text:p>1.0594631</text:p>
          </table:table-cell>
          <table:table-cell table:formula="of:=[.B115]*[.C115]" office:value-type="float" office:value="6271.31754006421" calcext:value-type="float">
            <text:p>6271.3175400642</text:p>
          </table:table-cell>
          <table:table-cell table:formula="of:=ROUND(16000000/[.C116]; 0)" office:value-type="float" office:value="2551" calcext:value-type="float">
            <text:p>2551</text:p>
          </table:table-cell>
          <table:table-cell table:formula="of:=ROUND([.D116]/64)" office:value-type="float" office:value="40" calcext:value-type="float">
            <text:p>40</text:p>
          </table:table-cell>
          <table:table-cell table:formula="of:=16000000/(64*[.E116])" office:value-type="float" office:value="6250" calcext:value-type="float">
            <text:p>6250</text:p>
          </table:table-cell>
          <table:table-cell table:formula="of:=[.F116]-[.C116]" office:value-type="float" office:value="-21.3175400642149" calcext:value-type="float">
            <text:p>-21.3175400642</text:p>
          </table:table-cell>
          <table:table-cell table:formula="of:=[.G116]/[.F116]*100" office:value-type="float" office:value="-0.341080641027438" calcext:value-type="float">
            <text:p>-0.341080641</text:p>
          </table:table-cell>
          <table:table-cell table:formula="of:=65535-[.E116]" office:value-type="float" office:value="65495" calcext:value-type="float">
            <text:p>6549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0594631" calcext:value-type="float">
            <text:p>1.0594631</text:p>
          </table:table-cell>
          <table:table-cell table:formula="of:=[.B116]*[.C116]" office:value-type="float" office:value="6644.22952208081" calcext:value-type="float">
            <text:p>6644.2295220808</text:p>
          </table:table-cell>
          <table:table-cell table:formula="of:=ROUND(16000000/[.C117]; 0)" office:value-type="float" office:value="2408" calcext:value-type="float">
            <text:p>2408</text:p>
          </table:table-cell>
          <table:table-cell table:formula="of:=ROUND([.D117]/64)" office:value-type="float" office:value="38" calcext:value-type="float">
            <text:p>38</text:p>
          </table:table-cell>
          <table:table-cell table:formula="of:=16000000/(64*[.E117])" office:value-type="float" office:value="6578.94736842105" calcext:value-type="float">
            <text:p>6578.9473684211</text:p>
          </table:table-cell>
          <table:table-cell table:formula="of:=[.F117]-[.C117]" office:value-type="float" office:value="-65.2821536597557" calcext:value-type="float">
            <text:p>-65.2821536598</text:p>
          </table:table-cell>
          <table:table-cell table:formula="of:=[.G117]/[.F117]*100" office:value-type="float" office:value="-0.992288735628287" calcext:value-type="float">
            <text:p>-0.9922887356</text:p>
          </table:table-cell>
          <table:table-cell table:formula="of:=65535-[.E117]" office:value-type="float" office:value="65497" calcext:value-type="float">
            <text:p>654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0594631" calcext:value-type="float">
            <text:p>1.0594631</text:p>
          </table:table-cell>
          <table:table-cell table:formula="of:=[.B117]*[.C117]" office:value-type="float" office:value="7039.31600657525" calcext:value-type="float">
            <text:p>7039.3160065753</text:p>
          </table:table-cell>
          <table:table-cell table:formula="of:=ROUND(16000000/[.C118]; 0)" office:value-type="float" office:value="2273" calcext:value-type="float">
            <text:p>2273</text:p>
          </table:table-cell>
          <table:table-cell table:formula="of:=ROUND([.D118]/64)" office:value-type="float" office:value="36" calcext:value-type="float">
            <text:p>36</text:p>
          </table:table-cell>
          <table:table-cell table:formula="of:=16000000/(64*[.E118])" office:value-type="float" office:value="6944.44444444444" calcext:value-type="float">
            <text:p>6944.4444444445</text:p>
          </table:table-cell>
          <table:table-cell table:formula="of:=[.F118]-[.C118]" office:value-type="float" office:value="-94.8715621308074" calcext:value-type="float">
            <text:p>-94.8715621308</text:p>
          </table:table-cell>
          <table:table-cell table:formula="of:=[.G118]/[.F118]*100" office:value-type="float" office:value="-1.36615049468363" calcext:value-type="float">
            <text:p>-1.3661504947</text:p>
          </table:table-cell>
          <table:table-cell table:formula="of:=65535-[.E118]" office:value-type="float" office:value="65499" calcext:value-type="float">
            <text:p>654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0594631" calcext:value-type="float">
            <text:p>1.0594631</text:p>
          </table:table-cell>
          <table:table-cell table:formula="of:=[.B118]*[.C118]" office:value-type="float" office:value="7457.89555820584" calcext:value-type="float">
            <text:p>7457.8955582058</text:p>
          </table:table-cell>
          <table:table-cell table:formula="of:=ROUND(16000000/[.C119]; 0)" office:value-type="float" office:value="2145" calcext:value-type="float">
            <text:p>2145</text:p>
          </table:table-cell>
          <table:table-cell table:formula="of:=ROUND([.D119]/64)" office:value-type="float" office:value="34" calcext:value-type="float">
            <text:p>34</text:p>
          </table:table-cell>
          <table:table-cell table:formula="of:=16000000/(64*[.E119])" office:value-type="float" office:value="7352.94117647059" calcext:value-type="float">
            <text:p>7352.9411764706</text:p>
          </table:table-cell>
          <table:table-cell table:formula="of:=[.F119]-[.C119]" office:value-type="float" office:value="-104.954381735249" calcext:value-type="float">
            <text:p>-104.9543817352</text:p>
          </table:table-cell>
          <table:table-cell table:formula="of:=[.G119]/[.F119]*100" office:value-type="float" office:value="-1.42737959159938" calcext:value-type="float">
            <text:p>-1.4273795916</text:p>
          </table:table-cell>
          <table:table-cell table:formula="of:=65535-[.E119]" office:value-type="float" office:value="65501" calcext:value-type="float">
            <text:p>655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0594631" calcext:value-type="float">
            <text:p>1.0594631</text:p>
          </table:table-cell>
          <table:table-cell table:formula="of:=[.B119]*[.C119]" office:value-type="float" office:value="7901.36514757299" calcext:value-type="float">
            <text:p>7901.365147573</text:p>
          </table:table-cell>
          <table:table-cell table:formula="of:=ROUND(16000000/[.C120]; 0)" office:value-type="float" office:value="2025" calcext:value-type="float">
            <text:p>2025</text:p>
          </table:table-cell>
          <table:table-cell table:formula="of:=ROUND([.D120]/64)" office:value-type="float" office:value="32" calcext:value-type="float">
            <text:p>32</text:p>
          </table:table-cell>
          <table:table-cell table:formula="of:=16000000/(64*[.E120])" office:value-type="float" office:value="7812.5" calcext:value-type="float">
            <text:p>7812.5</text:p>
          </table:table-cell>
          <table:table-cell table:formula="of:=[.F120]-[.C120]" office:value-type="float" office:value="-88.8651475729876" calcext:value-type="float">
            <text:p>-88.865147573</text:p>
          </table:table-cell>
          <table:table-cell table:formula="of:=[.G120]/[.F120]*100" office:value-type="float" office:value="-1.13747388893424" calcext:value-type="float">
            <text:p>-1.1374738889</text:p>
          </table:table-cell>
          <table:table-cell table:formula="of:=65535-[.E120]" office:value-type="float" office:value="65503" calcext:value-type="float">
            <text:p>655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0594631" calcext:value-type="float">
            <text:p>1.0594631</text:p>
          </table:table-cell>
          <table:table-cell table:formula="of:=[.B120]*[.C120]" office:value-type="float" office:value="8371.20481347963" calcext:value-type="float">
            <text:p>8371.2048134796</text:p>
          </table:table-cell>
          <table:table-cell table:formula="of:=ROUND(16000000/[.C121]; 0)" office:value-type="float" office:value="1911" calcext:value-type="float">
            <text:p>1911</text:p>
          </table:table-cell>
          <table:table-cell table:formula="of:=ROUND([.D121]/64)" office:value-type="float" office:value="30" calcext:value-type="float">
            <text:p>30</text:p>
          </table:table-cell>
          <table:table-cell table:formula="of:=16000000/(64*[.E121])" office:value-type="float" office:value="8333.33333333333" calcext:value-type="float">
            <text:p>8333.3333333333</text:p>
          </table:table-cell>
          <table:table-cell table:formula="of:=[.F121]-[.C121]" office:value-type="float" office:value="-37.8714801463011" calcext:value-type="float">
            <text:p>-37.8714801463</text:p>
          </table:table-cell>
          <table:table-cell table:formula="of:=[.G121]/[.F121]*100" office:value-type="float" office:value="-0.454457761755613" calcext:value-type="float">
            <text:p>-0.4544577618</text:p>
          </table:table-cell>
          <table:table-cell table:formula="of:=65535-[.E121]" office:value-type="float" office:value="65505" calcext:value-type="float">
            <text:p>655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0594631" calcext:value-type="float">
            <text:p>1.0594631</text:p>
          </table:table-cell>
          <table:table-cell table:formula="of:=[.B121]*[.C121]" office:value-type="float" office:value="8868.98260242406" calcext:value-type="float">
            <text:p>8868.9826024241</text:p>
          </table:table-cell>
          <table:table-cell table:formula="of:=ROUND(16000000/[.C122]; 0)" office:value-type="float" office:value="1804" calcext:value-type="float">
            <text:p>1804</text:p>
          </table:table-cell>
          <table:table-cell table:formula="of:=ROUND([.D122]/64)" office:value-type="float" office:value="28" calcext:value-type="float">
            <text:p>28</text:p>
          </table:table-cell>
          <table:table-cell table:formula="of:=16000000/(64*[.E122])" office:value-type="float" office:value="8928.57142857143" calcext:value-type="float">
            <text:p>8928.5714285714</text:p>
          </table:table-cell>
          <table:table-cell table:formula="of:=[.F122]-[.C122]" office:value-type="float" office:value="59.5888261473719" calcext:value-type="float">
            <text:p>59.5888261474</text:p>
          </table:table-cell>
          <table:table-cell table:formula="of:=[.G122]/[.F122]*100" office:value-type="float" office:value="0.667394852850566" calcext:value-type="float">
            <text:p>0.6673948529</text:p>
          </table:table-cell>
          <table:table-cell table:formula="of:=65535-[.E122]" office:value-type="float" office:value="65507" calcext:value-type="float">
            <text:p>655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0594631" calcext:value-type="float">
            <text:p>1.0594631</text:p>
          </table:table-cell>
          <table:table-cell table:formula="of:=[.B122]*[.C122]" office:value-type="float" office:value="9396.35980181026" calcext:value-type="float">
            <text:p>9396.3598018103</text:p>
          </table:table-cell>
          <table:table-cell table:formula="of:=ROUND(16000000/[.C123]; 0)" office:value-type="float" office:value="1703" calcext:value-type="float">
            <text:p>1703</text:p>
          </table:table-cell>
          <table:table-cell table:formula="of:=ROUND([.D123]/64)" office:value-type="float" office:value="27" calcext:value-type="float">
            <text:p>27</text:p>
          </table:table-cell>
          <table:table-cell table:formula="of:=16000000/(64*[.E123])" office:value-type="float" office:value="9259.25925925926" calcext:value-type="float">
            <text:p>9259.2592592593</text:p>
          </table:table-cell>
          <table:table-cell table:formula="of:=[.F123]-[.C123]" office:value-type="float" office:value="-137.100542551001" calcext:value-type="float">
            <text:p>-137.100542551</text:p>
          </table:table-cell>
          <table:table-cell table:formula="of:=[.G123]/[.F123]*100" office:value-type="float" office:value="-1.48068585955081" calcext:value-type="float">
            <text:p>-1.4806858596</text:p>
          </table:table-cell>
          <table:table-cell table:formula="of:=65535-[.E123]" office:value-type="float" office:value="65508" calcext:value-type="float">
            <text:p>655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0594631" calcext:value-type="float">
            <text:p>1.0594631</text:p>
          </table:table-cell>
          <table:table-cell table:formula="of:=[.B123]*[.C123]" office:value-type="float" office:value="9955.09648434129" calcext:value-type="float">
            <text:p>9955.0964843413</text:p>
          </table:table-cell>
          <table:table-cell table:formula="of:=ROUND(16000000/[.C124]; 0)" office:value-type="float" office:value="1607" calcext:value-type="float">
            <text:p>1607</text:p>
          </table:table-cell>
          <table:table-cell table:formula="of:=ROUND([.D124]/64)" office:value-type="float" office:value="25" calcext:value-type="float">
            <text:p>25</text:p>
          </table:table-cell>
          <table:table-cell table:formula="of:=16000000/(64*[.E124])" office:value-type="float" office:value="10000" calcext:value-type="float">
            <text:p>10000</text:p>
          </table:table-cell>
          <table:table-cell table:formula="of:=[.F124]-[.C124]" office:value-type="float" office:value="44.9035156587142" calcext:value-type="float">
            <text:p>44.9035156587</text:p>
          </table:table-cell>
          <table:table-cell table:formula="of:=[.G124]/[.F124]*100" office:value-type="float" office:value="0.449035156587142" calcext:value-type="float">
            <text:p>0.4490351566</text:p>
          </table:table-cell>
          <table:table-cell table:formula="of:=65535-[.E124]" office:value-type="float" office:value="65510" calcext:value-type="float">
            <text:p>655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0594631" calcext:value-type="float">
            <text:p>1.0594631</text:p>
          </table:table-cell>
          <table:table-cell table:formula="of:=[.B124]*[.C124]" office:value-type="float" office:value="10547.0573820993" calcext:value-type="float">
            <text:p>10547.0573820993</text:p>
          </table:table-cell>
          <table:table-cell table:formula="of:=ROUND(16000000/[.C125]; 0)" office:value-type="float" office:value="1517" calcext:value-type="float">
            <text:p>1517</text:p>
          </table:table-cell>
          <table:table-cell table:formula="of:=ROUND([.D125]/64)" office:value-type="float" office:value="24" calcext:value-type="float">
            <text:p>24</text:p>
          </table:table-cell>
          <table:table-cell table:formula="of:=16000000/(64*[.E125])" office:value-type="float" office:value="10416.6666666667" calcext:value-type="float">
            <text:p>10416.6666666667</text:p>
          </table:table-cell>
          <table:table-cell table:formula="of:=[.F125]-[.C125]" office:value-type="float" office:value="-130.390715432655" calcext:value-type="float">
            <text:p>-130.3907154327</text:p>
          </table:table-cell>
          <table:table-cell table:formula="of:=[.G125]/[.F125]*100" office:value-type="float" office:value="-1.25175086815349" calcext:value-type="float">
            <text:p>-1.2517508682</text:p>
          </table:table-cell>
          <table:table-cell table:formula="of:=65535-[.E125]" office:value-type="float" office:value="65511" calcext:value-type="float">
            <text:p>655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0594631" calcext:value-type="float">
            <text:p>1.0594631</text:p>
          </table:table-cell>
          <table:table-cell table:formula="of:=[.B125]*[.C125]" office:value-type="float" office:value="11174.2181099168" calcext:value-type="float">
            <text:p>11174.2181099168</text:p>
          </table:table-cell>
          <table:table-cell table:formula="of:=ROUND(16000000/[.C126]; 0)" office:value-type="float" office:value="1432" calcext:value-type="float">
            <text:p>1432</text:p>
          </table:table-cell>
          <table:table-cell table:formula="of:=ROUND([.D126]/64)" office:value-type="float" office:value="22" calcext:value-type="float">
            <text:p>22</text:p>
          </table:table-cell>
          <table:table-cell table:formula="of:=16000000/(64*[.E126])" office:value-type="float" office:value="11363.6363636364" calcext:value-type="float">
            <text:p>11363.6363636364</text:p>
          </table:table-cell>
          <table:table-cell table:formula="of:=[.F126]-[.C126]" office:value-type="float" office:value="189.418253719532" calcext:value-type="float">
            <text:p>189.4182537195</text:p>
          </table:table-cell>
          <table:table-cell table:formula="of:=[.G126]/[.F126]*100" office:value-type="float" office:value="1.66688063273188" calcext:value-type="float">
            <text:p>1.6668806327</text:p>
          </table:table-cell>
          <table:table-cell table:formula="of:=65535-[.E126]" office:value-type="float" office:value="65513" calcext:value-type="float">
            <text:p>655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0594631" calcext:value-type="float">
            <text:p>1.0594631</text:p>
          </table:table-cell>
          <table:table-cell table:formula="of:=[.B126]*[.C126]" office:value-type="float" office:value="11838.6717588086" calcext:value-type="float">
            <text:p>11838.6717588086</text:p>
          </table:table-cell>
          <table:table-cell table:formula="of:=ROUND(16000000/[.C127]; 0)" office:value-type="float" office:value="1352" calcext:value-type="float">
            <text:p>1352</text:p>
          </table:table-cell>
          <table:table-cell table:formula="of:=ROUND([.D127]/64)" office:value-type="float" office:value="21" calcext:value-type="float">
            <text:p>21</text:p>
          </table:table-cell>
          <table:table-cell table:formula="of:=16000000/(64*[.E127])" office:value-type="float" office:value="11904.7619047619" calcext:value-type="float">
            <text:p>11904.7619047619</text:p>
          </table:table-cell>
          <table:table-cell table:formula="of:=[.F127]-[.C127]" office:value-type="float" office:value="66.0901459532761" calcext:value-type="float">
            <text:p>66.0901459533</text:p>
          </table:table-cell>
          <table:table-cell table:formula="of:=[.G127]/[.F127]*100" office:value-type="float" office:value="0.555157226007519" calcext:value-type="float">
            <text:p>0.555157226</text:p>
          </table:table-cell>
          <table:table-cell table:formula="of:=65535-[.E127]" office:value-type="float" office:value="65514" calcext:value-type="float">
            <text:p>655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0594631" calcext:value-type="float">
            <text:p>1.0594631</text:p>
          </table:table-cell>
          <table:table-cell table:formula="of:=[.B127]*[.C127]" office:value-type="float" office:value="12542.6358814698" calcext:value-type="float">
            <text:p>12542.6358814698</text:p>
          </table:table-cell>
          <table:table-cell table:formula="of:=ROUND(16000000/[.C128]; 0)" office:value-type="float" office:value="1276" calcext:value-type="float">
            <text:p>1276</text:p>
          </table:table-cell>
          <table:table-cell table:formula="of:=ROUND([.D128]/64)" office:value-type="float" office:value="20" calcext:value-type="float">
            <text:p>20</text:p>
          </table:table-cell>
          <table:table-cell table:formula="of:=16000000/(64*[.E128])" office:value-type="float" office:value="12500" calcext:value-type="float">
            <text:p>12500</text:p>
          </table:table-cell>
          <table:table-cell table:formula="of:=[.F128]-[.C128]" office:value-type="float" office:value="-42.6358814698433" calcext:value-type="float">
            <text:p>-42.6358814698</text:p>
          </table:table-cell>
          <table:table-cell table:formula="of:=[.G128]/[.F128]*100" office:value-type="float" office:value="-0.341087051758746" calcext:value-type="float">
            <text:p>-0.3410870518</text:p>
          </table:table-cell>
          <table:table-cell table:formula="of:=65535-[.E128]" office:value-type="float" office:value="65515" calcext:value-type="float">
            <text:p>65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23:48:17.095205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21:55:31.353509567</meta:creation-date>
    <meta:editing-duration>PT5M37S</meta:editing-duration>
    <meta:editing-cycles>3</meta:editing-cycles>
    <meta:generator>LibreOffice/4.2.5.2$Linux_X86_64 LibreOffice_project/420m0$Build-2</meta:generator>
    <meta:initial-creator>Radek Pilar</meta:initial-creator>
    <dc:date>2014-08-18T23:57:48.558345988</dc:date>
    <dc:creator>Radek Pilar</dc:creator>
    <meta:document-statistic meta:table-count="1" meta:cell-count="1152" meta:object-count="0"/>
  </office:meta>
</office:document-meta>
</file>